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02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1.619cm"/>
    </style:style>
    <style:style style:name="co9" style:family="table-column">
      <style:table-column-properties fo:break-before="auto" style:column-width="1.236cm"/>
    </style:style>
    <style:style style:name="co10" style:family="table-column">
      <style:table-column-properties fo:break-before="auto" style:column-width="2.19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ta1" style:family="table" style:master-page-name="PageStyle_5f_Forecasti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27">
      <style:table-cell-properties style:glyph-orientation-vertical="0" fo:background-color="#ccccff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ackground-color="#cccc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cc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2">
      <style:table-cell-properties fo:padding="0.071cm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padding="0.071cm"/>
    </style:style>
    <style:style style:name="ce20" style:family="table-cell" style:parent-style-name="Default" style:data-style-name="N127">
      <style:table-cell-properties fo:background-color="#ccccff" style:diagonal-bl-tr="none" style:diagonal-tl-br="none" fo:border="0.011cm solid #3c3c3c" fo:padding="0.071cm" style:rotation-align="none"/>
    </style:style>
    <style:style style:name="ce21" style:family="table-cell" style:parent-style-name="Default" style:data-style-name="N127">
      <style:table-cell-properties fo:padding="0.071cm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27">
      <style:table-cell-properties fo:padding="0.071cm"/>
    </style:style>
    <style:style style:name="ce23" style:family="table-cell" style:parent-style-name="Default" style:data-style-name="N127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 style:data-style-name="N127">
      <style:table-cell-properties style:glyph-orientation-vertical="0" fo:background-color="#ccccff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 style:data-style-name="N12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11cm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011cm solid #3c3c3c" fo:padding="0.071cm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0.011cm solid #3c3c3c" fo:padding="0.071cm" fo:border-right="none" style:rotation-align="none" fo:border-top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 style:data-style-name="N2">
      <style:table-cell-properties fo:border-bottom="none" style:diagonal-bl-tr="none" style:diagonal-tl-br="none" fo:border-left="0.011cm solid #3c3c3c" fo:padding="0.071cm" fo:border-right="none" style:rotation-align="none" fo:border-top="none"/>
    </style:style>
    <style:style style:name="ce35" style:family="table-cell" style:parent-style-name="Default" style:data-style-name="N2">
      <style:table-cell-properties fo:background-color="#ccccff" style:diagonal-bl-tr="none" style:diagonal-tl-br="none" fo:border="0.011cm solid #3c3c3c" fo:padding="0.071cm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126">
      <style:table-cell-properties style:glyph-orientation-vertical="0" fo:border-bottom="0.011cm solid #3c3c3c" style:diagonal-bl-tr="none" style:diagonal-tl-br="none" style:text-align-source="fix" style:repeat-content="false" fo:wrap-option="no-wrap" fo:border-left="0.011cm solid #3c3c3c" style:direction="ltr" fo:padding="0.071cm" fo:border-right="none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 style:data-style-name="N1">
      <style:table-cell-properties fo:border-bottom="none" style:diagonal-bl-tr="none" style:diagonal-tl-br="none" fo:border-left="0.011cm solid #3c3c3c" fo:padding="0.071cm" fo:border-right="none" style:rotation-align="none" fo:border-top="none"/>
    </style:style>
    <style:style style:name="ce38" style:family="table-cell" style:parent-style-name="Default" style:data-style-name="N1">
      <style:table-cell-properties fo:border-bottom="0.011cm solid #3c3c3c" style:diagonal-bl-tr="none" style:diagonal-tl-br="none" fo:border-left="0.011cm solid #3c3c3c" fo:padding="0.071cm" fo:border-right="none" style:rotation-align="none" fo:border-top="none"/>
    </style:style>
    <style:style style:name="ce39" style:family="table-cell" style:parent-style-name="Default">
      <style:table-cell-properties style:glyph-orientation-vertical="0" fo:border-bottom="0.011cm solid #3c3c3c" fo:background-color="#cc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41" style:family="table-cell" style:parent-style-name="Default">
      <style:table-cell-properties style:diagonal-bl-tr="none" style:diagonal-tl-br="none" fo:border="none" fo:padding="0.071cm" style:rotation-align="none"/>
    </style:style>
    <style:style style:name="ce42" style:family="table-cell" style:parent-style-name="Default">
      <style:table-cell-properties style:glyph-orientation-vertical="0" fo:border-bottom="0.011cm solid #3c3c3c" fo:background-color="#ccccff" style:diagonal-bl-tr="none" style:diagonal-tl-br="none" style:text-align-source="fix" style:repeat-content="false" fo:wrap-option="no-wrap" fo:border-left="none" style:direction="ltr" fo:padding="0.071cm" fo:border-right="0.011cm solid #3c3c3c" style:rotation-angle="0" style:rotation-align="none" style:shrink-to-fit="false" fo:border-top="0.011cm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11cm solid #3c3c3c" style:diagonal-bl-tr="none" style:diagonal-tl-br="none" style:text-align-source="fix" style:repeat-content="false" fo:wrap-option="no-wrap" fo:border-left="none" style:direction="ltr" fo:padding="0.071cm" fo:border-right="0.011cm solid #3c3c3c" style:rotation-angle="0" style:rotation-align="none" style:shrink-to-fit="false" fo:border-top="0.011cm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127">
      <style:table-cell-properties fo:border-bottom="none" style:diagonal-bl-tr="none" style:diagonal-tl-br="none" fo:border-left="none" fo:padding="0.071cm" fo:border-right="0.011cm solid #3c3c3c" style:rotation-align="none" fo:border-top="none"/>
    </style:style>
    <style:style style:name="ce45" style:family="table-cell" style:parent-style-name="Default" style:data-style-name="N127">
      <style:table-cell-properties fo:border-bottom="0.011cm solid #3c3c3c" style:diagonal-bl-tr="none" style:diagonal-tl-br="none" fo:border-left="none" fo:padding="0.071cm" fo:border-right="0.011cm solid #3c3c3c" style:rotation-align="none" fo:border-top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0.011cm solid #3c3c3c" style:rotation-align="none" fo:border-top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 style:data-style-name="N2">
      <style:table-cell-properties fo:border-bottom="none" style:diagonal-bl-tr="none" style:diagonal-tl-br="none" fo:border-left="none" fo:padding="0.071cm" fo:border-right="0.011cm solid #3c3c3c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Forecasting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Periodo (M)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2" office:value-type="float" office:value="12" table:number-columns-spanned="2" table:number-rows-spanned="1">
            <text:p>12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Mese</text:p>
          </table:table-cell>
          <table:table-cell table:style-name="ce3" office:value-type="string">
            <text:p>Chiamate</text:p>
          </table:table-cell>
          <table:table-cell table:style-name="ce3"/>
          <table:table-cell table:style-name="ce17" office:value-type="string">
            <text:p>qv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s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r</text:p>
          </table:table-cell>
          <table:table-cell/>
          <table:table-cell table:style-name="ce30" office:value-type="string" table:number-columns-spanned="7" table:number-rows-spanned="1">
            <text:p>Regressione per trovare q</text:p>
          </table:table-cell>
          <table:covered-table-cell table:number-columns-repeated="5" table:style-name="ce39"/>
          <table:covered-table-cell table:style-name="ce42"/>
          <table:table-cell table:number-columns-repeated="100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1" office:value-type="float" office:value="1524">
            <text:p>1524</text:p>
          </table:table-cell>
          <table:table-cell table:style-name="ce14"/>
          <table:table-cell table:style-name="ce18"/>
          <table:table-cell table:style-name="ce21"/>
          <table:table-cell table:number-columns-repeated="5"/>
          <table:table-cell table:style-name="ce31" office:value-type="string">
            <text:p>B = Sxy / Sxx</text:p>
          </table:table-cell>
          <table:table-cell table:style-name="ce40" table:formula="of:=[.N45]/[.K45]" office:value-type="float" office:value="26.8828024453024">
            <text:p>26,88</text:p>
          </table:table-cell>
          <table:table-cell table:style-name="ce41" table:number-columns-repeated="4"/>
          <table:table-cell table:style-name="ce47"/>
          <table:table-cell table:number-columns-repeated="100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1" office:value-type="float" office:value="1570">
            <text:p>1570</text:p>
          </table:table-cell>
          <table:table-cell table:style-name="ce14"/>
          <table:table-cell table:style-name="ce18"/>
          <table:table-cell table:style-name="ce21"/>
          <table:table-cell table:number-columns-repeated="5"/>
          <table:table-cell table:style-name="ce31" office:value-type="string">
            <text:p>A = Y – B*X</text:p>
          </table:table-cell>
          <table:table-cell table:style-name="ce40" table:formula="of:=[.O45]-[.L5]*[.M45]" office:value-type="float" office:value="1504.9349974975">
            <text:p>1504,93</text:p>
          </table:table-cell>
          <table:table-cell table:style-name="ce41" table:number-columns-repeated="4"/>
          <table:table-cell table:style-name="ce47"/>
          <table:table-cell table:number-columns-repeated="100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1" office:value-type="float" office:value="1590">
            <text:p>1590</text:p>
          </table:table-cell>
          <table:table-cell table:style-name="ce14"/>
          <table:table-cell table:style-name="ce18"/>
          <table:table-cell table:style-name="ce21"/>
          <table:table-cell table:number-columns-repeated="5"/>
          <table:table-cell table:style-name="ce32"/>
          <table:table-cell table:style-name="ce41" table:number-columns-repeated="5"/>
          <table:table-cell table:style-name="ce47"/>
          <table:table-cell table:number-columns-repeated="1007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1" office:value-type="float" office:value="1610">
            <text:p>1610</text:p>
          </table:table-cell>
          <table:table-cell table:style-name="ce14"/>
          <table:table-cell table:style-name="ce18"/>
          <table:table-cell table:style-name="ce21"/>
          <table:table-cell table:number-columns-repeated="5"/>
          <table:table-cell table:style-name="ce33" office:value-type="string">
            <text:p>Sxx</text:p>
          </table:table-cell>
          <table:table-cell table:style-name="ce41"/>
          <table:table-cell table:style-name="ce46" office:value-type="string">
            <text:p>X</text:p>
          </table:table-cell>
          <table:table-cell table:style-name="ce46" office:value-type="string">
            <text:p>Sxy</text:p>
          </table:table-cell>
          <table:table-cell table:style-name="ce46" office:value-type="string">
            <text:p>Y</text:p>
          </table:table-cell>
          <table:table-cell table:style-name="ce41"/>
          <table:table-cell table:style-name="ce48" office:value-type="string">
            <text:p>Syy</text:p>
          </table:table-cell>
          <table:table-cell table:number-columns-repeated="1007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1" office:value-type="float" office:value="1655">
            <text:p>1655</text:p>
          </table:table-cell>
          <table:table-cell table:style-name="ce15"/>
          <table:table-cell table:style-name="ce19"/>
          <table:table-cell table:style-name="ce22"/>
          <table:table-cell table:style-name="ce24"/>
          <table:table-cell table:number-columns-repeated="4"/>
          <table:table-cell table:style-name="ce34" table:formula="of:=[.L9]*[.L9]" office:value-type="float" office:value="306.25">
            <text:p>306,25</text:p>
          </table:table-cell>
          <table:table-cell table:style-name="ce40" table:formula="of:=[.M9]-[.$M$45]" office:value-type="float" office:value="-17.5">
            <text:p>-17,50</text:p>
          </table:table-cell>
          <table:table-cell table:style-name="ce40" table:formula="of:=[.A11]" office:value-type="float" office:value="7">
            <text:p>7,00</text:p>
          </table:table-cell>
          <table:table-cell table:style-name="ce40" table:formula="of:=[.L9]*[.P9]" office:value-type="float" office:value="8200.59317129629">
            <text:p>8200,59</text:p>
          </table:table-cell>
          <table:table-cell table:style-name="ce40" table:formula="of:=[.D11]" office:value-type="float" office:value="1694.95833333333">
            <text:p>1694,96</text:p>
          </table:table-cell>
          <table:table-cell table:style-name="ce40" table:formula="of:=[.O9]-[.$O$45]" office:value-type="float" office:value="-468.605324074074">
            <text:p>-468,61</text:p>
          </table:table-cell>
          <table:table-cell table:style-name="ce49" table:formula="of:=[.P9]*[.P9]" office:value-type="float" office:value="219590.949750568">
            <text:p>219590,95</text:p>
          </table:table-cell>
          <table:table-cell table:number-columns-repeated="1007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1" office:value-type="float" office:value="1680">
            <text:p>1680</text:p>
          </table:table-cell>
          <table:table-cell table:style-name="ce15"/>
          <table:table-cell table:style-name="ce19"/>
          <table:table-cell table:style-name="ce22"/>
          <table:table-cell table:style-name="ce24"/>
          <table:table-cell table:number-columns-repeated="4"/>
          <table:table-cell table:style-name="ce34" table:formula="of:=[.L10]*[.L10]" office:value-type="float" office:value="272.25">
            <text:p>272,25</text:p>
          </table:table-cell>
          <table:table-cell table:style-name="ce40" table:formula="of:=[.M10]-[.$M$45]" office:value-type="float" office:value="-16.5">
            <text:p>-16,50</text:p>
          </table:table-cell>
          <table:table-cell table:style-name="ce40" table:formula="of:=[.A12]" office:value-type="float" office:value="8">
            <text:p>8,00</text:p>
          </table:table-cell>
          <table:table-cell table:style-name="ce40" table:formula="of:=[.L10]*[.P10]" office:value-type="float" office:value="7274.11284722222">
            <text:p>7274,11</text:p>
          </table:table-cell>
          <table:table-cell table:style-name="ce40" table:formula="of:=[.D12]" office:value-type="float" office:value="1722.70833333333">
            <text:p>1722,71</text:p>
          </table:table-cell>
          <table:table-cell table:style-name="ce40" table:formula="of:=[.O10]-[.$O$45]" office:value-type="float" office:value="-440.855324074074">
            <text:p>-440,86</text:p>
          </table:table-cell>
          <table:table-cell table:style-name="ce49" table:formula="of:=[.P10]*[.P10]" office:value-type="float" office:value="194353.416764457">
            <text:p>194353,42</text:p>
          </table:table-cell>
          <table:table-cell table:number-columns-repeated="1007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1" office:value-type="float" office:value="1685">
            <text:p>1685</text:p>
          </table:table-cell>
          <table:table-cell table:style-name="ce15"/>
          <table:table-cell table:style-name="ce20" table:formula="of:=((1/2)*([.B5]+[.B17])+SUM([.B6:.B16]))/[.$A$2]" office:value-type="float" office:value="1694.95833333333">
            <text:p>1694,9583</text:p>
          </table:table-cell>
          <table:table-cell table:style-name="ce20" table:formula="of:=[.$L$6]+[.$L$5]*[.A11]" office:value-type="float" office:value="1693.11461461461">
            <text:p>1693,1146</text:p>
          </table:table-cell>
          <table:table-cell table:style-name="ce25" table:formula="of:=[.D11]/[.E11]" office:value-type="float" office:value="1.00108895092087">
            <text:p>1,0011</text:p>
          </table:table-cell>
          <table:table-cell table:style-name="ce20" table:formula="of:=[.B11]/[.D11]" office:value-type="float" office:value="0.994124732663045">
            <text:p>0,9941</text:p>
          </table:table-cell>
          <table:table-cell table:style-name="ce20" table:formula="of:=[.L55]" office:value-type="float" office:value="0.992686559406117">
            <text:p>0,9927</text:p>
          </table:table-cell>
          <table:table-cell table:style-name="ce20" table:formula="of:=[.G11]/[.H11]" office:value-type="float" office:value="1.00144876874105">
            <text:p>1,0014</text:p>
          </table:table-cell>
          <table:table-cell/>
          <table:table-cell table:style-name="ce34" table:formula="of:=[.L11]*[.L11]" office:value-type="float" office:value="240.25">
            <text:p>240,25</text:p>
          </table:table-cell>
          <table:table-cell table:style-name="ce40" table:formula="of:=[.M11]-[.$M$45]" office:value-type="float" office:value="-15.5">
            <text:p>-15,50</text:p>
          </table:table-cell>
          <table:table-cell table:style-name="ce40" table:formula="of:=[.A13]" office:value-type="float" office:value="9">
            <text:p>9,00</text:p>
          </table:table-cell>
          <table:table-cell table:style-name="ce40" table:formula="of:=[.L11]*[.P11]" office:value-type="float" office:value="6426.38252314814">
            <text:p>6426,38</text:p>
          </table:table-cell>
          <table:table-cell table:style-name="ce40" table:formula="of:=[.D13]" office:value-type="float" office:value="1748.95833333333">
            <text:p>1748,96</text:p>
          </table:table-cell>
          <table:table-cell table:style-name="ce40" table:formula="of:=[.O11]-[.$O$45]" office:value-type="float" office:value="-414.605324074074">
            <text:p>-414,61</text:p>
          </table:table-cell>
          <table:table-cell table:style-name="ce49" table:formula="of:=[.P11]*[.P11]" office:value-type="float" office:value="171897.574750568">
            <text:p>171897,57</text:p>
          </table:table-cell>
          <table:table-cell table:number-columns-repeated="100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1" office:value-type="float" office:value="1700">
            <text:p>1700</text:p>
          </table:table-cell>
          <table:table-cell table:style-name="ce15"/>
          <table:table-cell table:style-name="ce20" table:formula="of:=((1/2)*([.B6]+[.B18])+SUM([.B7:.B17]))/[.$A$2]" office:value-type="float" office:value="1722.70833333333">
            <text:p>1722,7083</text:p>
          </table:table-cell>
          <table:table-cell table:style-name="ce20" table:formula="of:=[.$L$6]+[.$L$5]*[.A12]" office:value-type="float" office:value="1719.99741705992">
            <text:p>1719,9974</text:p>
          </table:table-cell>
          <table:table-cell table:style-name="ce25" table:formula="of:=[.D12]/[.E12]" office:value-type="float" office:value="1.00157611647932">
            <text:p>1,0016</text:p>
          </table:table-cell>
          <table:table-cell table:style-name="ce20" table:formula="of:=[.B12]/[.D12]" office:value-type="float" office:value="0.986818236788003">
            <text:p>0,9868</text:p>
          </table:table-cell>
          <table:table-cell table:style-name="ce20" table:formula="of:=[.L56]" office:value-type="float" office:value="0.991358588357935">
            <text:p>0,9914</text:p>
          </table:table-cell>
          <table:table-cell table:style-name="ce20" table:formula="of:=[.G12]/[.H12]" office:value-type="float" office:value="0.995420071381586">
            <text:p>0,9954</text:p>
          </table:table-cell>
          <table:table-cell/>
          <table:table-cell table:style-name="ce34" table:formula="of:=[.L12]*[.L12]" office:value-type="float" office:value="210.25">
            <text:p>210,25</text:p>
          </table:table-cell>
          <table:table-cell table:style-name="ce40" table:formula="of:=[.M12]-[.$M$45]" office:value-type="float" office:value="-14.5">
            <text:p>-14,50</text:p>
          </table:table-cell>
          <table:table-cell table:style-name="ce40" table:formula="of:=[.A14]" office:value-type="float" office:value="10">
            <text:p>10,00</text:p>
          </table:table-cell>
          <table:table-cell table:style-name="ce40" table:formula="of:=[.L12]*[.P12]" office:value-type="float" office:value="5628.13136574073">
            <text:p>5628,13</text:p>
          </table:table-cell>
          <table:table-cell table:style-name="ce40" table:formula="of:=[.D14]" office:value-type="float" office:value="1775.41666666667">
            <text:p>1775,42</text:p>
          </table:table-cell>
          <table:table-cell table:style-name="ce40" table:formula="of:=[.O12]-[.$O$45]" office:value-type="float" office:value="-388.14699074074">
            <text:p>-388,15</text:p>
          </table:table-cell>
          <table:table-cell table:style-name="ce49" table:formula="of:=[.P12]*[.P12]" office:value-type="float" office:value="150658.086421092">
            <text:p>150658,09</text:p>
          </table:table-cell>
          <table:table-cell table:number-columns-repeated="1007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1" office:value-type="float" office:value="1750">
            <text:p>1750</text:p>
          </table:table-cell>
          <table:table-cell table:style-name="ce15"/>
          <table:table-cell table:style-name="ce20" table:formula="of:=((1/2)*([.B7]+[.B19])+SUM([.B8:.B18]))/[.$A$2]" office:value-type="float" office:value="1748.95833333333">
            <text:p>1748,9583</text:p>
          </table:table-cell>
          <table:table-cell table:style-name="ce20" table:formula="of:=[.$L$6]+[.$L$5]*[.A13]" office:value-type="float" office:value="1746.88021950522">
            <text:p>1746,8802</text:p>
          </table:table-cell>
          <table:table-cell table:style-name="ce25" table:formula="of:=[.D13]/[.E13]" office:value-type="float" office:value="1.00118961437934">
            <text:p>1,0012</text:p>
          </table:table-cell>
          <table:table-cell table:style-name="ce20" table:formula="of:=[.B13]/[.D13]" office:value-type="float" office:value="1.00059559261465">
            <text:p>1,0006</text:p>
          </table:table-cell>
          <table:table-cell table:style-name="ce20" table:formula="of:=[.L57]" office:value-type="float" office:value="0.993969981521346">
            <text:p>0,9940</text:p>
          </table:table-cell>
          <table:table-cell table:style-name="ce20" table:formula="of:=[.G13]/[.H13]" office:value-type="float" office:value="1.00666580602682">
            <text:p>1,0067</text:p>
          </table:table-cell>
          <table:table-cell/>
          <table:table-cell table:style-name="ce34" table:formula="of:=[.L13]*[.L13]" office:value-type="float" office:value="182.25">
            <text:p>182,25</text:p>
          </table:table-cell>
          <table:table-cell table:style-name="ce40" table:formula="of:=[.M13]-[.$M$45]" office:value-type="float" office:value="-13.5">
            <text:p>-13,50</text:p>
          </table:table-cell>
          <table:table-cell table:style-name="ce40" table:formula="of:=[.A15]" office:value-type="float" office:value="11">
            <text:p>11,00</text:p>
          </table:table-cell>
          <table:table-cell table:style-name="ce40" table:formula="of:=[.L13]*[.P13]" office:value-type="float" office:value="4885.60937499999">
            <text:p>4885,61</text:p>
          </table:table-cell>
          <table:table-cell table:style-name="ce40" table:formula="of:=[.D15]" office:value-type="float" office:value="1801.66666666667">
            <text:p>1801,67</text:p>
          </table:table-cell>
          <table:table-cell table:style-name="ce40" table:formula="of:=[.O13]-[.$O$45]" office:value-type="float" office:value="-361.89699074074">
            <text:p>-361,90</text:p>
          </table:table-cell>
          <table:table-cell table:style-name="ce49" table:formula="of:=[.P13]*[.P13]" office:value-type="float" office:value="130969.431907203">
            <text:p>130969,43</text:p>
          </table:table-cell>
          <table:table-cell table:number-columns-repeated="1007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1760">
            <text:p>1760</text:p>
          </table:table-cell>
          <table:table-cell table:style-name="ce15"/>
          <table:table-cell table:style-name="ce20" table:formula="of:=((1/2)*([.B8]+[.B20])+SUM([.B9:.B19]))/[.$A$2]" office:value-type="float" office:value="1775.41666666667">
            <text:p>1775,4167</text:p>
          </table:table-cell>
          <table:table-cell table:style-name="ce20" table:formula="of:=[.$L$6]+[.$L$5]*[.A14]" office:value-type="float" office:value="1773.76302195052">
            <text:p>1773,7630</text:p>
          </table:table-cell>
          <table:table-cell table:style-name="ce25" table:formula="of:=[.D14]/[.E14]" office:value-type="float" office:value="1.00093228052208">
            <text:p>1,0009</text:p>
          </table:table-cell>
          <table:table-cell table:style-name="ce20" table:formula="of:=[.B14]/[.D14]" office:value-type="float" office:value="0.991316592349214">
            <text:p>0,9913</text:p>
          </table:table-cell>
          <table:table-cell table:style-name="ce20" table:formula="of:=[.L58]" office:value-type="float" office:value="0.992595753687672">
            <text:p>0,9926</text:p>
          </table:table-cell>
          <table:table-cell table:style-name="ce20" table:formula="of:=[.G14]/[.H14]" office:value-type="float" office:value="0.998711296785519">
            <text:p>0,9987</text:p>
          </table:table-cell>
          <table:table-cell/>
          <table:table-cell table:style-name="ce34" table:formula="of:=[.L14]*[.L14]" office:value-type="float" office:value="156.25">
            <text:p>156,25</text:p>
          </table:table-cell>
          <table:table-cell table:style-name="ce40" table:formula="of:=[.M14]-[.$M$45]" office:value-type="float" office:value="-12.5">
            <text:p>-12,50</text:p>
          </table:table-cell>
          <table:table-cell table:style-name="ce40" table:formula="of:=[.A16]" office:value-type="float" office:value="12">
            <text:p>12,00</text:p>
          </table:table-cell>
          <table:table-cell table:style-name="ce40" table:formula="of:=[.L14]*[.P14]" office:value-type="float" office:value="4195.58738425925">
            <text:p>4195,59</text:p>
          </table:table-cell>
          <table:table-cell table:style-name="ce40" table:formula="of:=[.D16]" office:value-type="float" office:value="1827.91666666667">
            <text:p>1827,92</text:p>
          </table:table-cell>
          <table:table-cell table:style-name="ce40" table:formula="of:=[.O14]-[.$O$45]" office:value-type="float" office:value="-335.64699074074">
            <text:p>-335,65</text:p>
          </table:table-cell>
          <table:table-cell table:style-name="ce49" table:formula="of:=[.P14]*[.P14]" office:value-type="float" office:value="112658.902393315">
            <text:p>112658,90</text:p>
          </table:table-cell>
          <table:table-cell table:number-columns-repeated="1007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1" office:value-type="float" office:value="1800">
            <text:p>1800</text:p>
          </table:table-cell>
          <table:table-cell table:style-name="ce15"/>
          <table:table-cell table:style-name="ce20" table:formula="of:=((1/2)*([.B9]+[.B21])+SUM([.B10:.B20]))/[.$A$2]" office:value-type="float" office:value="1801.66666666667">
            <text:p>1801,6667</text:p>
          </table:table-cell>
          <table:table-cell table:style-name="ce20" table:formula="of:=[.$L$6]+[.$L$5]*[.A15]" office:value-type="float" office:value="1800.64582439582">
            <text:p>1800,6458</text:p>
          </table:table-cell>
          <table:table-cell table:style-name="ce25" table:formula="of:=[.D15]/[.E15]" office:value-type="float" office:value="1.00056693118492">
            <text:p>1,0006</text:p>
          </table:table-cell>
          <table:table-cell table:style-name="ce20" table:formula="of:=[.B15]/[.D15]" office:value-type="float" office:value="0.999074930619796">
            <text:p>0,9991</text:p>
          </table:table-cell>
          <table:table-cell table:style-name="ce20" table:formula="of:=[.L59]" office:value-type="float" office:value="1.01438083668627">
            <text:p>1,0144</text:p>
          </table:table-cell>
          <table:table-cell table:style-name="ce20" table:formula="of:=[.G15]/[.H15]" office:value-type="float" office:value="0.984911085153704">
            <text:p>0,9849</text:p>
          </table:table-cell>
          <table:table-cell/>
          <table:table-cell table:style-name="ce34" table:formula="of:=[.L15]*[.L15]" office:value-type="float" office:value="132.25">
            <text:p>132,25</text:p>
          </table:table-cell>
          <table:table-cell table:style-name="ce40" table:formula="of:=[.M15]-[.$M$45]" office:value-type="float" office:value="-11.5">
            <text:p>-11,50</text:p>
          </table:table-cell>
          <table:table-cell table:style-name="ce40" table:formula="of:=[.A17]" office:value-type="float" office:value="13">
            <text:p>13,00</text:p>
          </table:table-cell>
          <table:table-cell table:style-name="ce40" table:formula="of:=[.L15]*[.P15]" office:value-type="float" office:value="3555.66956018518">
            <text:p>3555,67</text:p>
          </table:table-cell>
          <table:table-cell table:style-name="ce40" table:formula="of:=[.D17]" office:value-type="float" office:value="1854.375">
            <text:p>1854,38</text:p>
          </table:table-cell>
          <table:table-cell table:style-name="ce40" table:formula="of:=[.O15]-[.$O$45]" office:value-type="float" office:value="-309.188657407407">
            <text:p>-309,19</text:p>
          </table:table-cell>
          <table:table-cell table:style-name="ce49" table:formula="of:=[.P15]*[.P15]" office:value-type="float" office:value="95597.6258693949">
            <text:p>95597,63</text:p>
          </table:table-cell>
          <table:table-cell table:number-columns-repeated="1007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1" office:value-type="float" office:value="1840">
            <text:p>1840</text:p>
          </table:table-cell>
          <table:table-cell table:style-name="ce15"/>
          <table:table-cell table:style-name="ce20" table:formula="of:=((1/2)*([.B10]+[.B22])+SUM([.B11:.B21]))/[.$A$2]" office:value-type="float" office:value="1827.91666666667">
            <text:p>1827,9167</text:p>
          </table:table-cell>
          <table:table-cell table:style-name="ce20" table:formula="of:=[.$L$6]+[.$L$5]*[.A16]" office:value-type="float" office:value="1827.52862684113">
            <text:p>1827,5286</text:p>
          </table:table-cell>
          <table:table-cell table:style-name="ce25" table:formula="of:=[.D16]/[.E16]" office:value-type="float" office:value="1.00021233036782">
            <text:p>1,0002</text:p>
          </table:table-cell>
          <table:table-cell table:style-name="ce20" table:formula="of:=[.B16]/[.D16]" office:value-type="float" office:value="1.00661043993618">
            <text:p>1,0066</text:p>
          </table:table-cell>
          <table:table-cell table:style-name="ce20" table:formula="of:=[.L60]" office:value-type="float" office:value="1.00429327149505">
            <text:p>1,0043</text:p>
          </table:table-cell>
          <table:table-cell table:style-name="ce20" table:formula="of:=[.G16]/[.H16]" office:value-type="float" office:value="1.00230726273579">
            <text:p>1,0023</text:p>
          </table:table-cell>
          <table:table-cell/>
          <table:table-cell table:style-name="ce34" table:formula="of:=[.L16]*[.L16]" office:value-type="float" office:value="110.25">
            <text:p>110,25</text:p>
          </table:table-cell>
          <table:table-cell table:style-name="ce40" table:formula="of:=[.M16]-[.$M$45]" office:value-type="float" office:value="-10.5">
            <text:p>-10,50</text:p>
          </table:table-cell>
          <table:table-cell table:style-name="ce40" table:formula="of:=[.A18]" office:value-type="float" office:value="14">
            <text:p>14,00</text:p>
          </table:table-cell>
          <table:table-cell table:style-name="ce40" table:formula="of:=[.L16]*[.P16]" office:value-type="float" office:value="2964.29340277777">
            <text:p>2964,29</text:p>
          </table:table-cell>
          <table:table-cell table:style-name="ce40" table:formula="of:=[.D18]" office:value-type="float" office:value="1881.25">
            <text:p>1881,25</text:p>
          </table:table-cell>
          <table:table-cell table:style-name="ce40" table:formula="of:=[.O16]-[.$O$45]" office:value-type="float" office:value="-282.313657407407">
            <text:p>-282,31</text:p>
          </table:table-cell>
          <table:table-cell table:style-name="ce49" table:formula="of:=[.P16]*[.P16]" office:value-type="float" office:value="79701.0011587467">
            <text:p>79701,00</text:p>
          </table:table-cell>
          <table:table-cell table:number-columns-repeated="1007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float" office:value="1875">
            <text:p>1875</text:p>
          </table:table-cell>
          <table:table-cell table:style-name="ce15"/>
          <table:table-cell table:style-name="ce20" table:formula="of:=((1/2)*([.B11]+[.B23])+SUM([.B12:.B22]))/[.$A$2]" office:value-type="float" office:value="1854.375">
            <text:p>1854,3750</text:p>
          </table:table-cell>
          <table:table-cell table:style-name="ce20" table:formula="of:=[.$L$6]+[.$L$5]*[.A17]" office:value-type="float" office:value="1854.41142928643">
            <text:p>1854,4114</text:p>
          </table:table-cell>
          <table:table-cell table:style-name="ce25" table:formula="of:=[.D17]/[.E17]" office:value-type="float" office:value="0.999980355337627">
            <text:p>1,0000</text:p>
          </table:table-cell>
          <table:table-cell table:style-name="ce20" table:formula="of:=[.B17]/[.D17]" office:value-type="float" office:value="1.01112234580384">
            <text:p>1,0111</text:p>
          </table:table-cell>
          <table:table-cell table:style-name="ce20" table:formula="of:=[.$L49]" office:value-type="float" office:value="1.00730102679621">
            <text:p>1,0073</text:p>
          </table:table-cell>
          <table:table-cell table:style-name="ce20" table:formula="of:=[.G17]/[.H17]" office:value-type="float" office:value="1.00379362167413">
            <text:p>1,0038</text:p>
          </table:table-cell>
          <table:table-cell/>
          <table:table-cell table:style-name="ce34" table:formula="of:=[.L17]*[.L17]" office:value-type="float" office:value="90.25">
            <text:p>90,25</text:p>
          </table:table-cell>
          <table:table-cell table:style-name="ce40" table:formula="of:=[.M17]-[.$M$45]" office:value-type="float" office:value="-9.5">
            <text:p>-9,50</text:p>
          </table:table-cell>
          <table:table-cell table:style-name="ce40" table:formula="of:=[.A19]" office:value-type="float" office:value="15">
            <text:p>15,00</text:p>
          </table:table-cell>
          <table:table-cell table:style-name="ce40" table:formula="of:=[.L17]*[.P17]" office:value-type="float" office:value="2432.60474537037">
            <text:p>2432,60</text:p>
          </table:table-cell>
          <table:table-cell table:style-name="ce40" table:formula="of:=[.D19]" office:value-type="float" office:value="1907.5">
            <text:p>1907,50</text:p>
          </table:table-cell>
          <table:table-cell table:style-name="ce40" table:formula="of:=[.O17]-[.$O$45]" office:value-type="float" office:value="-256.063657407407">
            <text:p>-256,06</text:p>
          </table:table-cell>
          <table:table-cell table:style-name="ce49" table:formula="of:=[.P17]*[.P17]" office:value-type="float" office:value="65568.5966448579">
            <text:p>65568,60</text:p>
          </table:table-cell>
          <table:table-cell table:number-columns-repeated="1007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float" office:value="1885">
            <text:p>1885</text:p>
          </table:table-cell>
          <table:table-cell table:style-name="ce15"/>
          <table:table-cell table:style-name="ce20" table:formula="of:=((1/2)*([.B12]+[.B24])+SUM([.B13:.B23]))/[.$A$2]" office:value-type="float" office:value="1881.25">
            <text:p>1881,2500</text:p>
          </table:table-cell>
          <table:table-cell table:style-name="ce20" table:formula="of:=[.$L$6]+[.$L$5]*[.A18]" office:value-type="float" office:value="1881.29423173173">
            <text:p>1881,2942</text:p>
          </table:table-cell>
          <table:table-cell table:style-name="ce25" table:formula="of:=[.D18]/[.E18]" office:value-type="float" office:value="0.999976488668819">
            <text:p>1,0000</text:p>
          </table:table-cell>
          <table:table-cell table:style-name="ce20" table:formula="of:=[.B18]/[.D18]" office:value-type="float" office:value="1.00199335548173">
            <text:p>1,0020</text:p>
          </table:table-cell>
          <table:table-cell table:style-name="ce20" table:formula="of:=[.$L50]" office:value-type="float" office:value="1.00155849944785">
            <text:p>1,0016</text:p>
          </table:table-cell>
          <table:table-cell table:style-name="ce20" table:formula="of:=[.G18]/[.H18]" office:value-type="float" office:value="1.00043417936558">
            <text:p>1,0004</text:p>
          </table:table-cell>
          <table:table-cell/>
          <table:table-cell table:style-name="ce34" table:formula="of:=[.L18]*[.L18]" office:value-type="float" office:value="72.25">
            <text:p>72,25</text:p>
          </table:table-cell>
          <table:table-cell table:style-name="ce40" table:formula="of:=[.M18]-[.$M$45]" office:value-type="float" office:value="-8.5">
            <text:p>-8,50</text:p>
          </table:table-cell>
          <table:table-cell table:style-name="ce40" table:formula="of:=[.A20]" office:value-type="float" office:value="16">
            <text:p>16,00</text:p>
          </table:table-cell>
          <table:table-cell table:style-name="ce40" table:formula="of:=[.L18]*[.P18]" office:value-type="float" office:value="1956.95775462963">
            <text:p>1956,96</text:p>
          </table:table-cell>
          <table:table-cell table:style-name="ce40" table:formula="of:=[.D20]" office:value-type="float" office:value="1933.33333333333">
            <text:p>1933,33</text:p>
          </table:table-cell>
          <table:table-cell table:style-name="ce40" table:formula="of:=[.O18]-[.$O$45]" office:value-type="float" office:value="-230.230324074074">
            <text:p>-230,23</text:p>
          </table:table-cell>
          <table:table-cell table:style-name="ce49" table:formula="of:=[.P18]*[.P18]" office:value-type="float" office:value="53006.002123253">
            <text:p>53006,00</text:p>
          </table:table-cell>
          <table:table-cell table:number-columns-repeated="1007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1" office:value-type="float" office:value="1905">
            <text:p>1905</text:p>
          </table:table-cell>
          <table:table-cell table:style-name="ce15"/>
          <table:table-cell table:style-name="ce20" table:formula="of:=((1/2)*([.B13]+[.B25])+SUM([.B14:.B24]))/[.$A$2]" office:value-type="float" office:value="1907.5">
            <text:p>1907,5000</text:p>
          </table:table-cell>
          <table:table-cell table:style-name="ce20" table:formula="of:=[.$L$6]+[.$L$5]*[.A19]" office:value-type="float" office:value="1908.17703417703">
            <text:p>1908,1770</text:p>
          </table:table-cell>
          <table:table-cell table:style-name="ce25" table:formula="of:=[.D19]/[.E19]" office:value-type="float" office:value="0.999645193205396">
            <text:p>0,9996</text:p>
          </table:table-cell>
          <table:table-cell table:style-name="ce20" table:formula="of:=[.B19]/[.D19]" office:value-type="float" office:value="0.998689384010485">
            <text:p>0,9987</text:p>
          </table:table-cell>
          <table:table-cell table:style-name="ce20" table:formula="of:=[.$L51]" office:value-type="float" office:value="0.997680006676835">
            <text:p>0,9977</text:p>
          </table:table-cell>
          <table:table-cell table:style-name="ce20" table:formula="of:=[.G19]/[.H19]" office:value-type="float" office:value="1.0010117245278">
            <text:p>1,0010</text:p>
          </table:table-cell>
          <table:table-cell/>
          <table:table-cell table:style-name="ce34" table:formula="of:=[.L19]*[.L19]" office:value-type="float" office:value="56.25">
            <text:p>56,25</text:p>
          </table:table-cell>
          <table:table-cell table:style-name="ce40" table:formula="of:=[.M19]-[.$M$45]" office:value-type="float" office:value="-7.5">
            <text:p>-7,50</text:p>
          </table:table-cell>
          <table:table-cell table:style-name="ce40" table:formula="of:=[.A21]" office:value-type="float" office:value="17">
            <text:p>17,00</text:p>
          </table:table-cell>
          <table:table-cell table:style-name="ce40" table:formula="of:=[.L19]*[.P19]" office:value-type="float" office:value="1522.03993055555">
            <text:p>1522,04</text:p>
          </table:table-cell>
          <table:table-cell table:style-name="ce40" table:formula="of:=[.D21]" office:value-type="float" office:value="1960.625">
            <text:p>1960,63</text:p>
          </table:table-cell>
          <table:table-cell table:style-name="ce40" table:formula="of:=[.O19]-[.$O$45]" office:value-type="float" office:value="-202.938657407407">
            <text:p>-202,94</text:p>
          </table:table-cell>
          <table:table-cell table:style-name="ce49" table:formula="of:=[.P19]*[.P19]" office:value-type="float" office:value="41184.0986703209">
            <text:p>41184,10</text:p>
          </table:table-cell>
          <table:table-cell table:number-columns-repeated="1007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1" office:value-type="float" office:value="1930">
            <text:p>1930</text:p>
          </table:table-cell>
          <table:table-cell table:style-name="ce15"/>
          <table:table-cell table:style-name="ce20" table:formula="of:=((1/2)*([.B14]+[.B26])+SUM([.B15:.B25]))/[.$A$2]" office:value-type="float" office:value="1933.33333333333">
            <text:p>1933,3333</text:p>
          </table:table-cell>
          <table:table-cell table:style-name="ce20" table:formula="of:=[.$L$6]+[.$L$5]*[.A20]" office:value-type="float" office:value="1935.05983662234">
            <text:p>1935,0598</text:p>
          </table:table-cell>
          <table:table-cell table:style-name="ce25" table:formula="of:=[.D20]/[.E20]" office:value-type="float" office:value="0.999107777828712">
            <text:p>0,9991</text:p>
          </table:table-cell>
          <table:table-cell table:style-name="ce20" table:formula="of:=[.B20]/[.D20]" office:value-type="float" office:value="0.998275862068966">
            <text:p>0,9983</text:p>
          </table:table-cell>
          <table:table-cell table:style-name="ce20" table:formula="of:=[.$L52]" office:value-type="float" office:value="0.998616821699485">
            <text:p>0,9986</text:p>
          </table:table-cell>
          <table:table-cell table:style-name="ce20" table:formula="of:=[.G20]/[.H20]" office:value-type="float" office:value="0.999658568108297">
            <text:p>0,9997</text:p>
          </table:table-cell>
          <table:table-cell/>
          <table:table-cell table:style-name="ce34" table:formula="of:=[.L20]*[.L20]" office:value-type="float" office:value="42.25">
            <text:p>42,25</text:p>
          </table:table-cell>
          <table:table-cell table:style-name="ce40" table:formula="of:=[.M20]-[.$M$45]" office:value-type="float" office:value="-6.5">
            <text:p>-6,50</text:p>
          </table:table-cell>
          <table:table-cell table:style-name="ce40" table:formula="of:=[.A22]" office:value-type="float" office:value="18">
            <text:p>18,00</text:p>
          </table:table-cell>
          <table:table-cell table:style-name="ce40" table:formula="of:=[.L20]*[.P20]" office:value-type="float" office:value="1140.35127314815">
            <text:p>1140,35</text:p>
          </table:table-cell>
          <table:table-cell table:style-name="ce40" table:formula="of:=[.D22]" office:value-type="float" office:value="1988.125">
            <text:p>1988,13</text:p>
          </table:table-cell>
          <table:table-cell table:style-name="ce40" table:formula="of:=[.O20]-[.$O$45]" office:value-type="float" office:value="-175.438657407407">
            <text:p>-175,44</text:p>
          </table:table-cell>
          <table:table-cell table:style-name="ce49" table:formula="of:=[.P20]*[.P20]" office:value-type="float" office:value="30778.7225129135">
            <text:p>30778,72</text:p>
          </table:table-cell>
          <table:table-cell table:number-columns-repeated="1007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1" office:value-type="float" office:value="1965">
            <text:p>1965</text:p>
          </table:table-cell>
          <table:table-cell table:style-name="ce15"/>
          <table:table-cell table:style-name="ce20" table:formula="of:=((1/2)*([.B15]+[.B27])+SUM([.B16:.B26]))/[.$A$2]" office:value-type="float" office:value="1960.625">
            <text:p>1960,6250</text:p>
          </table:table-cell>
          <table:table-cell table:style-name="ce20" table:formula="of:=[.$L$6]+[.$L$5]*[.A21]" office:value-type="float" office:value="1961.94263906764">
            <text:p>1961,9426</text:p>
          </table:table-cell>
          <table:table-cell table:style-name="ce25" table:formula="of:=[.D21]/[.E21]" office:value-type="float" office:value="0.999328400819983">
            <text:p>0,9993</text:p>
          </table:table-cell>
          <table:table-cell table:style-name="ce20" table:formula="of:=[.B21]/[.D21]" office:value-type="float" office:value="1.00223143130379">
            <text:p>1,0022</text:p>
          </table:table-cell>
          <table:table-cell table:style-name="ce20" table:formula="of:=[.$L53]" office:value-type="float" office:value="1.00124407191304">
            <text:p>1,0012</text:p>
          </table:table-cell>
          <table:table-cell table:style-name="ce20" table:formula="of:=[.G21]/[.H21]" office:value-type="float" office:value="1.00098613257092">
            <text:p>1,0010</text:p>
          </table:table-cell>
          <table:table-cell/>
          <table:table-cell table:style-name="ce34" table:formula="of:=[.L21]*[.L21]" office:value-type="float" office:value="30.25">
            <text:p>30,25</text:p>
          </table:table-cell>
          <table:table-cell table:style-name="ce40" table:formula="of:=[.M21]-[.$M$45]" office:value-type="float" office:value="-5.5">
            <text:p>-5,50</text:p>
          </table:table-cell>
          <table:table-cell table:style-name="ce40" table:formula="of:=[.A23]" office:value-type="float" office:value="19">
            <text:p>19,00</text:p>
          </table:table-cell>
          <table:table-cell table:style-name="ce40" table:formula="of:=[.L21]*[.P21]" office:value-type="float" office:value="818.245949074071">
            <text:p>818,25</text:p>
          </table:table-cell>
          <table:table-cell table:style-name="ce40" table:formula="of:=[.D23]" office:value-type="float" office:value="2014.79166666667">
            <text:p>2014,79</text:p>
          </table:table-cell>
          <table:table-cell table:style-name="ce40" table:formula="of:=[.O21]-[.$O$45]" office:value-type="float" office:value="-148.77199074074">
            <text:p>-148,77</text:p>
          </table:table-cell>
          <table:table-cell table:style-name="ce49" table:formula="of:=[.P21]*[.P21]" office:value-type="float" office:value="22133.1052289629">
            <text:p>22133,11</text:p>
          </table:table-cell>
          <table:table-cell table:number-columns-repeated="1007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1" office:value-type="float" office:value="2000">
            <text:p>2000</text:p>
          </table:table-cell>
          <table:table-cell table:style-name="ce15"/>
          <table:table-cell table:style-name="ce20" table:formula="of:=((1/2)*([.B16]+[.B28])+SUM([.B17:.B27]))/[.$A$2]" office:value-type="float" office:value="1988.125">
            <text:p>1988,1250</text:p>
          </table:table-cell>
          <table:table-cell table:style-name="ce20" table:formula="of:=[.$L$6]+[.$L$5]*[.A22]" office:value-type="float" office:value="1988.82544151294">
            <text:p>1988,8254</text:p>
          </table:table-cell>
          <table:table-cell table:style-name="ce25" table:formula="of:=[.D22]/[.E22]" office:value-type="float" office:value="0.999647811467854">
            <text:p>0,9996</text:p>
          </table:table-cell>
          <table:table-cell table:style-name="ce20" table:formula="of:=[.B22]/[.D22]" office:value-type="float" office:value="1.00597296447658">
            <text:p>1,0060</text:p>
          </table:table-cell>
          <table:table-cell table:style-name="ce20" table:formula="of:=[.$L54]" office:value-type="float" office:value="1.0001986919966">
            <text:p>1,0002</text:p>
          </table:table-cell>
          <table:table-cell table:style-name="ce20" table:formula="of:=[.G22]/[.H22]" office:value-type="float" office:value="1.00577312540617">
            <text:p>1,0058</text:p>
          </table:table-cell>
          <table:table-cell/>
          <table:table-cell table:style-name="ce34" table:formula="of:=[.L22]*[.L22]" office:value-type="float" office:value="20.25">
            <text:p>20,25</text:p>
          </table:table-cell>
          <table:table-cell table:style-name="ce40" table:formula="of:=[.M22]-[.$M$45]" office:value-type="float" office:value="-4.5">
            <text:p>-4,50</text:p>
          </table:table-cell>
          <table:table-cell table:style-name="ce40" table:formula="of:=[.A24]" office:value-type="float" office:value="20">
            <text:p>20,00</text:p>
          </table:table-cell>
          <table:table-cell table:style-name="ce40" table:formula="of:=[.L22]*[.P22]" office:value-type="float" office:value="549.473958333332">
            <text:p>549,47</text:p>
          </table:table-cell>
          <table:table-cell table:style-name="ce40" table:formula="of:=[.D24]" office:value-type="float" office:value="2041.45833333333">
            <text:p>2041,46</text:p>
          </table:table-cell>
          <table:table-cell table:style-name="ce40" table:formula="of:=[.O22]-[.$O$45]" office:value-type="float" office:value="-122.105324074074">
            <text:p>-122,11</text:p>
          </table:table-cell>
          <table:table-cell table:style-name="ce49" table:formula="of:=[.P22]*[.P22]" office:value-type="float" office:value="14909.7101672346">
            <text:p>14909,71</text:p>
          </table:table-cell>
          <table:table-cell table:number-columns-repeated="1007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1" office:value-type="float" office:value="2000">
            <text:p>2000</text:p>
          </table:table-cell>
          <table:table-cell table:style-name="ce15"/>
          <table:table-cell table:style-name="ce20" table:formula="of:=((1/2)*([.B17]+[.B29])+SUM([.B18:.B28]))/[.$A$2]" office:value-type="float" office:value="2014.79166666667">
            <text:p>2014,7917</text:p>
          </table:table-cell>
          <table:table-cell table:style-name="ce20" table:formula="of:=[.$L$6]+[.$L$5]*[.A23]" office:value-type="float" office:value="2015.70824395824">
            <text:p>2015,7082</text:p>
          </table:table-cell>
          <table:table-cell table:style-name="ce25" table:formula="of:=[.D23]/[.E23]" office:value-type="float" office:value="0.999545282758889">
            <text:p>0,9995</text:p>
          </table:table-cell>
          <table:table-cell table:style-name="ce20" table:formula="of:=[.B23]/[.D23]" office:value-type="float" office:value="0.99265846344742">
            <text:p>0,9927</text:p>
          </table:table-cell>
          <table:table-cell table:style-name="ce20" table:formula="of:=[.$L55]" office:value-type="float" office:value="0.992686559406117">
            <text:p>0,9927</text:p>
          </table:table-cell>
          <table:table-cell table:style-name="ce20" table:formula="of:=[.G23]/[.H23]" office:value-type="float" office:value="0.999971697049355">
            <text:p>1,0000</text:p>
          </table:table-cell>
          <table:table-cell/>
          <table:table-cell table:style-name="ce34" table:formula="of:=[.L23]*[.L23]" office:value-type="float" office:value="12.25">
            <text:p>12,25</text:p>
          </table:table-cell>
          <table:table-cell table:style-name="ce40" table:formula="of:=[.M23]-[.$M$45]" office:value-type="float" office:value="-3.5">
            <text:p>-3,50</text:p>
          </table:table-cell>
          <table:table-cell table:style-name="ce40" table:formula="of:=[.A25]" office:value-type="float" office:value="21">
            <text:p>21,00</text:p>
          </table:table-cell>
          <table:table-cell table:style-name="ce40" table:formula="of:=[.L23]*[.P23]" office:value-type="float" office:value="334.035300925924">
            <text:p>334,04</text:p>
          </table:table-cell>
          <table:table-cell table:style-name="ce40" table:formula="of:=[.D25]" office:value-type="float" office:value="2068.125">
            <text:p>2068,13</text:p>
          </table:table-cell>
          <table:table-cell table:style-name="ce40" table:formula="of:=[.O23]-[.$O$45]" office:value-type="float" office:value="-95.4386574074069">
            <text:p>-95,44</text:p>
          </table:table-cell>
          <table:table-cell table:style-name="ce49" table:formula="of:=[.P23]*[.P23]" office:value-type="float" office:value="9108.53732772839">
            <text:p>9108,54</text:p>
          </table:table-cell>
          <table:table-cell table:number-columns-repeated="1007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1" office:value-type="float" office:value="2030">
            <text:p>2030</text:p>
          </table:table-cell>
          <table:table-cell table:style-name="ce15"/>
          <table:table-cell table:style-name="ce20" table:formula="of:=((1/2)*([.B18]+[.B30])+SUM([.B19:.B29]))/[.$A$2]" office:value-type="float" office:value="2041.45833333333">
            <text:p>2041,4583</text:p>
          </table:table-cell>
          <table:table-cell table:style-name="ce20" table:formula="of:=[.$L$6]+[.$L$5]*[.A24]" office:value-type="float" office:value="2042.59104640355">
            <text:p>2042,5910</text:p>
          </table:table-cell>
          <table:table-cell table:style-name="ce25" table:formula="of:=[.D24]/[.E24]" office:value-type="float" office:value="0.999445452836872">
            <text:p>0,9994</text:p>
          </table:table-cell>
          <table:table-cell table:style-name="ce20" table:formula="of:=[.B24]/[.D24]" office:value-type="float" office:value="0.994387182365548">
            <text:p>0,9944</text:p>
          </table:table-cell>
          <table:table-cell table:style-name="ce20" table:formula="of:=[.$L56]" office:value-type="float" office:value="0.991358588357935">
            <text:p>0,9914</text:p>
          </table:table-cell>
          <table:table-cell table:style-name="ce20" table:formula="of:=[.G24]/[.H24]" office:value-type="float" office:value="1.0030549934637">
            <text:p>1,0031</text:p>
          </table:table-cell>
          <table:table-cell/>
          <table:table-cell table:style-name="ce34" table:formula="of:=[.L24]*[.L24]" office:value-type="float" office:value="6.25">
            <text:p>6,25</text:p>
          </table:table-cell>
          <table:table-cell table:style-name="ce40" table:formula="of:=[.M24]-[.$M$45]" office:value-type="float" office:value="-2.5">
            <text:p>-2,50</text:p>
          </table:table-cell>
          <table:table-cell table:style-name="ce40" table:formula="of:=[.A26]" office:value-type="float" office:value="22">
            <text:p>22,00</text:p>
          </table:table-cell>
          <table:table-cell table:style-name="ce40" table:formula="of:=[.L24]*[.P24]" office:value-type="float" office:value="171.409143518517">
            <text:p>171,41</text:p>
          </table:table-cell>
          <table:table-cell table:style-name="ce40" table:formula="of:=[.D26]" office:value-type="float" office:value="2095">
            <text:p>2095,00</text:p>
          </table:table-cell>
          <table:table-cell table:style-name="ce40" table:formula="of:=[.O24]-[.$O$45]" office:value-type="float" office:value="-68.5636574074069">
            <text:p>-68,56</text:p>
          </table:table-cell>
          <table:table-cell table:style-name="ce49" table:formula="of:=[.P24]*[.P24]" office:value-type="float" office:value="4700.97511708027">
            <text:p>4700,98</text:p>
          </table:table-cell>
          <table:table-cell table:number-columns-repeated="1007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1" office:value-type="float" office:value="2050">
            <text:p>2050</text:p>
          </table:table-cell>
          <table:table-cell table:style-name="ce15"/>
          <table:table-cell table:style-name="ce20" table:formula="of:=((1/2)*([.B19]+[.B31])+SUM([.B20:.B30]))/[.$A$2]" office:value-type="float" office:value="2068.125">
            <text:p>2068,1250</text:p>
          </table:table-cell>
          <table:table-cell table:style-name="ce20" table:formula="of:=[.$L$6]+[.$L$5]*[.A25]" office:value-type="float" office:value="2069.47384884885">
            <text:p>2069,4738</text:p>
          </table:table-cell>
          <table:table-cell table:style-name="ce25" table:formula="of:=[.D25]/[.E25]" office:value-type="float" office:value="0.999348216528757">
            <text:p>0,9993</text:p>
          </table:table-cell>
          <table:table-cell table:style-name="ce20" table:formula="of:=[.B25]/[.D25]" office:value-type="float" office:value="0.991236022967664">
            <text:p>0,9912</text:p>
          </table:table-cell>
          <table:table-cell table:style-name="ce20" table:formula="of:=[.$L57]" office:value-type="float" office:value="0.993969981521346">
            <text:p>0,9940</text:p>
          </table:table-cell>
          <table:table-cell table:style-name="ce20" table:formula="of:=[.G25]/[.H25]" office:value-type="float" office:value="0.997249455612837">
            <text:p>0,9972</text:p>
          </table:table-cell>
          <table:table-cell/>
          <table:table-cell table:style-name="ce34" table:formula="of:=[.L25]*[.L25]" office:value-type="float" office:value="2.25">
            <text:p>2,25</text:p>
          </table:table-cell>
          <table:table-cell table:style-name="ce40" table:formula="of:=[.M25]-[.$M$45]" office:value-type="float" office:value="-1.5">
            <text:p>-1,50</text:p>
          </table:table-cell>
          <table:table-cell table:style-name="ce40" table:formula="of:=[.A27]" office:value-type="float" office:value="23">
            <text:p>23,00</text:p>
          </table:table-cell>
          <table:table-cell table:style-name="ce40" table:formula="of:=[.L25]*[.P25]" office:value-type="float" office:value="62.5329861111104">
            <text:p>62,53</text:p>
          </table:table-cell>
          <table:table-cell table:style-name="ce40" table:formula="of:=[.D27]" office:value-type="float" office:value="2121.875">
            <text:p>2121,88</text:p>
          </table:table-cell>
          <table:table-cell table:style-name="ce40" table:formula="of:=[.O25]-[.$O$45]" office:value-type="float" office:value="-41.6886574074069">
            <text:p>-41,69</text:p>
          </table:table-cell>
          <table:table-cell table:style-name="ce49" table:formula="of:=[.P25]*[.P25]" office:value-type="float" office:value="1737.94415643215">
            <text:p>1737,94</text:p>
          </table:table-cell>
          <table:table-cell table:number-columns-repeated="1007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float" office:value="2080">
            <text:p>2080</text:p>
          </table:table-cell>
          <table:table-cell table:style-name="ce15"/>
          <table:table-cell table:style-name="ce20" table:formula="of:=((1/2)*([.B20]+[.B32])+SUM([.B21:.B31]))/[.$A$2]" office:value-type="float" office:value="2095">
            <text:p>2095,0000</text:p>
          </table:table-cell>
          <table:table-cell table:style-name="ce20" table:formula="of:=[.$L$6]+[.$L$5]*[.A26]" office:value-type="float" office:value="2096.35665129415">
            <text:p>2096,3567</text:p>
          </table:table-cell>
          <table:table-cell table:style-name="ce25" table:formula="of:=[.D26]/[.E26]" office:value-type="float" office:value="0.999352852820481">
            <text:p>0,9994</text:p>
          </table:table-cell>
          <table:table-cell table:style-name="ce20" table:formula="of:=[.B26]/[.D26]" office:value-type="float" office:value="0.992840095465394">
            <text:p>0,9928</text:p>
          </table:table-cell>
          <table:table-cell table:style-name="ce20" table:formula="of:=[.$L58]" office:value-type="float" office:value="0.992595753687672">
            <text:p>0,9926</text:p>
          </table:table-cell>
          <table:table-cell table:style-name="ce20" table:formula="of:=[.G26]/[.H26]" office:value-type="float" office:value="1.00024616443987">
            <text:p>1,0002</text:p>
          </table:table-cell>
          <table:table-cell/>
          <table:table-cell table:style-name="ce34" table:formula="of:=[.L26]*[.L26]" office:value-type="float" office:value="0.25">
            <text:p>0,25</text:p>
          </table:table-cell>
          <table:table-cell table:style-name="ce40" table:formula="of:=[.M26]-[.$M$45]" office:value-type="float" office:value="-0.5">
            <text:p>-0,50</text:p>
          </table:table-cell>
          <table:table-cell table:style-name="ce40" table:formula="of:=[.A28]" office:value-type="float" office:value="24">
            <text:p>24,00</text:p>
          </table:table-cell>
          <table:table-cell table:style-name="ce40" table:formula="of:=[.L26]*[.P26]" office:value-type="float" office:value="7.82349537037021">
            <text:p>7,82</text:p>
          </table:table-cell>
          <table:table-cell table:style-name="ce40" table:formula="of:=[.D28]" office:value-type="float" office:value="2147.91666666667">
            <text:p>2147,92</text:p>
          </table:table-cell>
          <table:table-cell table:style-name="ce40" table:formula="of:=[.O26]-[.$O$45]" office:value-type="float" office:value="-15.6469907407404">
            <text:p>-15,65</text:p>
          </table:table-cell>
          <table:table-cell table:style-name="ce49" table:formula="of:=[.P26]*[.P26]" office:value-type="float" office:value="244.828319240816">
            <text:p>244,83</text:p>
          </table:table-cell>
          <table:table-cell table:number-columns-repeated="1007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1" office:value-type="float" office:value="2135">
            <text:p>2135</text:p>
          </table:table-cell>
          <table:table-cell table:style-name="ce15"/>
          <table:table-cell table:style-name="ce20" table:formula="of:=((1/2)*([.B21]+[.B33])+SUM([.B22:.B32]))/[.$A$2]" office:value-type="float" office:value="2121.875">
            <text:p>2121,8750</text:p>
          </table:table-cell>
          <table:table-cell table:style-name="ce20" table:formula="of:=[.$L$6]+[.$L$5]*[.A27]" office:value-type="float" office:value="2123.23945373945">
            <text:p>2123,2395</text:p>
          </table:table-cell>
          <table:table-cell table:style-name="ce25" table:formula="of:=[.D27]/[.E27]" office:value-type="float" office:value="0.999357371709983">
            <text:p>0,9994</text:p>
          </table:table-cell>
          <table:table-cell table:style-name="ce20" table:formula="of:=[.B27]/[.D27]" office:value-type="float" office:value="1.00618556701031">
            <text:p>1,0062</text:p>
          </table:table-cell>
          <table:table-cell table:style-name="ce20" table:formula="of:=[.$L59]" office:value-type="float" office:value="1.01438083668627">
            <text:p>1,0144</text:p>
          </table:table-cell>
          <table:table-cell table:style-name="ce20" table:formula="of:=[.G27]/[.H27]" office:value-type="float" office:value="0.991920914335554">
            <text:p>0,9919</text:p>
          </table:table-cell>
          <table:table-cell/>
          <table:table-cell table:style-name="ce34" table:formula="of:=[.L27]*[.L27]" office:value-type="float" office:value="0.25">
            <text:p>0,25</text:p>
          </table:table-cell>
          <table:table-cell table:style-name="ce40" table:formula="of:=[.M27]-[.$M$45]" office:value-type="float" office:value="0.5">
            <text:p>0,50</text:p>
          </table:table-cell>
          <table:table-cell table:style-name="ce40" table:formula="of:=[.A29]" office:value-type="float" office:value="25">
            <text:p>25,00</text:p>
          </table:table-cell>
          <table:table-cell table:style-name="ce40" table:formula="of:=[.L27]*[.P27]" office:value-type="float" office:value="5.30150462962979">
            <text:p>5,30</text:p>
          </table:table-cell>
          <table:table-cell table:style-name="ce40" table:formula="of:=[.D29]" office:value-type="float" office:value="2174.16666666667">
            <text:p>2174,17</text:p>
          </table:table-cell>
          <table:table-cell table:style-name="ce40" table:formula="of:=[.O27]-[.$O$45]" office:value-type="float" office:value="10.6030092592596">
            <text:p>10,60</text:p>
          </table:table-cell>
          <table:table-cell table:style-name="ce49" table:formula="of:=[.P27]*[.P27]" office:value-type="float" office:value="112.423805351944">
            <text:p>112,42</text:p>
          </table:table-cell>
          <table:table-cell table:number-columns-repeated="1007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1" office:value-type="float" office:value="2165">
            <text:p>2165</text:p>
          </table:table-cell>
          <table:table-cell table:style-name="ce15"/>
          <table:table-cell table:style-name="ce20" table:formula="of:=((1/2)*([.B22]+[.B34])+SUM([.B23:.B33]))/[.$A$2]" office:value-type="float" office:value="2147.91666666667">
            <text:p>2147,9167</text:p>
          </table:table-cell>
          <table:table-cell table:style-name="ce20" table:formula="of:=[.$L$6]+[.$L$5]*[.A28]" office:value-type="float" office:value="2150.12225618476">
            <text:p>2150,1223</text:p>
          </table:table-cell>
          <table:table-cell table:style-name="ce25" table:formula="of:=[.D28]/[.E28]" office:value-type="float" office:value="0.998974202740451">
            <text:p>0,9990</text:p>
          </table:table-cell>
          <table:table-cell table:style-name="ce20" table:formula="of:=[.B28]/[.D28]" office:value-type="float" office:value="1.00795344325897">
            <text:p>1,0080</text:p>
          </table:table-cell>
          <table:table-cell table:style-name="ce20" table:formula="of:=[.$L60]" office:value-type="float" office:value="1.00429327149505">
            <text:p>1,0043</text:p>
          </table:table-cell>
          <table:table-cell table:style-name="ce20" table:formula="of:=[.G28]/[.H28]" office:value-type="float" office:value="1.00364452482936">
            <text:p>1,0036</text:p>
          </table:table-cell>
          <table:table-cell/>
          <table:table-cell table:style-name="ce34" table:formula="of:=[.L28]*[.L28]" office:value-type="float" office:value="2.25">
            <text:p>2,25</text:p>
          </table:table-cell>
          <table:table-cell table:style-name="ce40" table:formula="of:=[.M28]-[.$M$45]" office:value-type="float" office:value="1.5">
            <text:p>1,50</text:p>
          </table:table-cell>
          <table:table-cell table:style-name="ce40" table:formula="of:=[.A30]" office:value-type="float" office:value="26">
            <text:p>26,00</text:p>
          </table:table-cell>
          <table:table-cell table:style-name="ce40" table:formula="of:=[.L28]*[.P28]" office:value-type="float" office:value="55.9045138888898">
            <text:p>55,90</text:p>
          </table:table-cell>
          <table:table-cell table:style-name="ce40" table:formula="of:=[.D30]" office:value-type="float" office:value="2200.83333333333">
            <text:p>2200,83</text:p>
          </table:table-cell>
          <table:table-cell table:style-name="ce40" table:formula="of:=[.O28]-[.$O$45]" office:value-type="float" office:value="37.2696759259265">
            <text:p>37,27</text:p>
          </table:table-cell>
          <table:table-cell table:style-name="ce49" table:formula="of:=[.P28]*[.P28]" office:value-type="float" office:value="1389.02874362359">
            <text:p>1389,03</text:p>
          </table:table-cell>
          <table:table-cell table:number-columns-repeated="1007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11" office:value-type="float" office:value="2190">
            <text:p>2190</text:p>
          </table:table-cell>
          <table:table-cell table:style-name="ce16"/>
          <table:table-cell table:style-name="ce20" table:formula="of:=((1/2)*([.B23]+[.B35])+SUM([.B24:.B34]))/[.$A$2]" office:value-type="float" office:value="2174.16666666667">
            <text:p>2174,1667</text:p>
          </table:table-cell>
          <table:table-cell table:style-name="ce20" table:formula="of:=[.$L$6]+[.$L$5]*[.A29]" office:value-type="float" office:value="2177.00505863006">
            <text:p>2177,0051</text:p>
          </table:table-cell>
          <table:table-cell table:style-name="ce25" table:formula="of:=[.D29]/[.E29]" office:value-type="float" office:value="0.998696194135085">
            <text:p>0,9987</text:p>
          </table:table-cell>
          <table:table-cell table:style-name="ce20" table:formula="of:=[.B29]/[.D29]" office:value-type="float" office:value="1.00728248371023">
            <text:p>1,0073</text:p>
          </table:table-cell>
          <table:table-cell table:style-name="ce20" table:formula="of:=[.L49]" office:value-type="float" office:value="1.00730102679621">
            <text:p>1,0073</text:p>
          </table:table-cell>
          <table:table-cell table:style-name="ce20" table:formula="of:=[.G29]/[.H29]" office:value-type="float" office:value="0.999981591316314">
            <text:p>1,0000</text:p>
          </table:table-cell>
          <table:table-cell/>
          <table:table-cell table:style-name="ce34" table:formula="of:=[.L29]*[.L29]" office:value-type="float" office:value="6.25">
            <text:p>6,25</text:p>
          </table:table-cell>
          <table:table-cell table:style-name="ce40" table:formula="of:=[.M29]-[.$M$45]" office:value-type="float" office:value="2.5">
            <text:p>2,50</text:p>
          </table:table-cell>
          <table:table-cell table:style-name="ce40" table:formula="of:=[.A31]" office:value-type="float" office:value="27">
            <text:p>27,00</text:p>
          </table:table-cell>
          <table:table-cell table:style-name="ce40" table:formula="of:=[.L29]*[.P29]" office:value-type="float" office:value="159.840856481483">
            <text:p>159,84</text:p>
          </table:table-cell>
          <table:table-cell table:style-name="ce40" table:formula="of:=[.D31]" office:value-type="float" office:value="2227.5">
            <text:p>2227,50</text:p>
          </table:table-cell>
          <table:table-cell table:style-name="ce40" table:formula="of:=[.O29]-[.$O$45]" office:value-type="float" office:value="63.9363425925931">
            <text:p>63,94</text:p>
          </table:table-cell>
          <table:table-cell table:style-name="ce49" table:formula="of:=[.P29]*[.P29]" office:value-type="float" office:value="4087.85590411743">
            <text:p>4087,86</text:p>
          </table:table-cell>
          <table:table-cell table:number-columns-repeated="1007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11" office:value-type="float" office:value="2210">
            <text:p>2210</text:p>
          </table:table-cell>
          <table:table-cell/>
          <table:table-cell table:style-name="ce20" table:formula="of:=((1/2)*([.B24]+[.B36])+SUM([.B25:.B35]))/[.$A$2]" office:value-type="float" office:value="2200.83333333333">
            <text:p>2200,8333</text:p>
          </table:table-cell>
          <table:table-cell table:style-name="ce20" table:formula="of:=[.$L$6]+[.$L$5]*[.A30]" office:value-type="float" office:value="2203.88786107536">
            <text:p>2203,8879</text:p>
          </table:table-cell>
          <table:table-cell table:style-name="ce25" table:formula="of:=[.D30]/[.E30]" office:value-type="float" office:value="0.998614027602776">
            <text:p>0,9986</text:p>
          </table:table-cell>
          <table:table-cell table:style-name="ce20" table:formula="of:=[.B30]/[.D30]" office:value-type="float" office:value="1.00416508898145">
            <text:p>1,0042</text:p>
          </table:table-cell>
          <table:table-cell table:style-name="ce20" table:formula="of:=[.L50]" office:value-type="float" office:value="1.00155849944785">
            <text:p>1,0016</text:p>
          </table:table-cell>
          <table:table-cell table:style-name="ce20" table:formula="of:=[.G30]/[.H30]" office:value-type="float" office:value="1.00260253348659">
            <text:p>1,0026</text:p>
          </table:table-cell>
          <table:table-cell/>
          <table:table-cell table:style-name="ce34" table:formula="of:=[.L30]*[.L30]" office:value-type="float" office:value="12.25">
            <text:p>12,25</text:p>
          </table:table-cell>
          <table:table-cell table:style-name="ce40" table:formula="of:=[.M30]-[.$M$45]" office:value-type="float" office:value="3.5">
            <text:p>3,50</text:p>
          </table:table-cell>
          <table:table-cell table:style-name="ce40" table:formula="of:=[.A32]" office:value-type="float" office:value="28">
            <text:p>28,00</text:p>
          </table:table-cell>
          <table:table-cell table:style-name="ce40" table:formula="of:=[.L30]*[.P30]" office:value-type="float" office:value="317.839699074076">
            <text:p>317,84</text:p>
          </table:table-cell>
          <table:table-cell table:style-name="ce40" table:formula="of:=[.D32]" office:value-type="float" office:value="2254.375">
            <text:p>2254,38</text:p>
          </table:table-cell>
          <table:table-cell table:style-name="ce40" table:formula="of:=[.O30]-[.$O$45]" office:value-type="float" office:value="90.8113425925931">
            <text:p>90,81</text:p>
          </table:table-cell>
          <table:table-cell table:style-name="ce49" table:formula="of:=[.P30]*[.P30]" office:value-type="float" office:value="8246.69994346931">
            <text:p>8246,70</text:p>
          </table:table-cell>
          <table:table-cell table:number-columns-repeated="1007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11" office:value-type="float" office:value="2220">
            <text:p>2220</text:p>
          </table:table-cell>
          <table:table-cell/>
          <table:table-cell table:style-name="ce20" table:formula="of:=((1/2)*([.B25]+[.B37])+SUM([.B26:.B36]))/[.$A$2]" office:value-type="float" office:value="2227.5">
            <text:p>2227,5000</text:p>
          </table:table-cell>
          <table:table-cell table:style-name="ce20" table:formula="of:=[.$L$6]+[.$L$5]*[.A31]" office:value-type="float" office:value="2230.77066352066">
            <text:p>2230,7707</text:p>
          </table:table-cell>
          <table:table-cell table:style-name="ce25" table:formula="of:=[.D31]/[.E31]" office:value-type="float" office:value="0.998533841432404">
            <text:p>0,9985</text:p>
          </table:table-cell>
          <table:table-cell table:style-name="ce20" table:formula="of:=[.B31]/[.D31]" office:value-type="float" office:value="0.996632996632997">
            <text:p>0,9966</text:p>
          </table:table-cell>
          <table:table-cell table:style-name="ce20" table:formula="of:=[.L51]" office:value-type="float" office:value="0.997680006676835">
            <text:p>0,9977</text:p>
          </table:table-cell>
          <table:table-cell table:style-name="ce20" table:formula="of:=[.G31]/[.H31]" office:value-type="float" office:value="0.998950555251352">
            <text:p>0,9990</text:p>
          </table:table-cell>
          <table:table-cell/>
          <table:table-cell table:style-name="ce34" table:formula="of:=[.L31]*[.L31]" office:value-type="float" office:value="20.25">
            <text:p>20,25</text:p>
          </table:table-cell>
          <table:table-cell table:style-name="ce40" table:formula="of:=[.M31]-[.$M$45]" office:value-type="float" office:value="4.5">
            <text:p>4,50</text:p>
          </table:table-cell>
          <table:table-cell table:style-name="ce40" table:formula="of:=[.A33]" office:value-type="float" office:value="29">
            <text:p>29,00</text:p>
          </table:table-cell>
          <table:table-cell table:style-name="ce40" table:formula="of:=[.L31]*[.P31]" office:value-type="float" office:value="545.526041666668">
            <text:p>545,53</text:p>
          </table:table-cell>
          <table:table-cell table:style-name="ce40" table:formula="of:=[.D33]" office:value-type="float" office:value="2284.79166666667">
            <text:p>2284,79</text:p>
          </table:table-cell>
          <table:table-cell table:style-name="ce40" table:formula="of:=[.O31]-[.$O$45]" office:value-type="float" office:value="121.22800925926">
            <text:p>121,23</text:p>
          </table:table-cell>
          <table:table-cell table:style-name="ce49" table:formula="of:=[.P31]*[.P31]" office:value-type="float" office:value="14696.2302289631">
            <text:p>14696,23</text:p>
          </table:table-cell>
          <table:table-cell table:number-columns-repeated="1007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11" office:value-type="float" office:value="2260">
            <text:p>2260</text:p>
          </table:table-cell>
          <table:table-cell/>
          <table:table-cell table:style-name="ce20" table:formula="of:=((1/2)*([.B26]+[.B38])+SUM([.B27:.B37]))/[.$A$2]" office:value-type="float" office:value="2254.375">
            <text:p>2254,3750</text:p>
          </table:table-cell>
          <table:table-cell table:style-name="ce20" table:formula="of:=[.$L$6]+[.$L$5]*[.A32]" office:value-type="float" office:value="2257.65346596597">
            <text:p>2257,6535</text:p>
          </table:table-cell>
          <table:table-cell table:style-name="ce25" table:formula="of:=[.D32]/[.E32]" office:value-type="float" office:value="0.998547843583885">
            <text:p>0,9985</text:p>
          </table:table-cell>
          <table:table-cell table:style-name="ce20" table:formula="of:=[.B32]/[.D32]" office:value-type="float" office:value="1.00249514832271">
            <text:p>1,0025</text:p>
          </table:table-cell>
          <table:table-cell table:style-name="ce20" table:formula="of:=[.L52]" office:value-type="float" office:value="0.998616821699485">
            <text:p>0,9986</text:p>
          </table:table-cell>
          <table:table-cell table:style-name="ce20" table:formula="of:=[.G32]/[.H32]" office:value-type="float" office:value="1.00388369847067">
            <text:p>1,0039</text:p>
          </table:table-cell>
          <table:table-cell/>
          <table:table-cell table:style-name="ce34" table:formula="of:=[.L32]*[.L32]" office:value-type="float" office:value="30.25">
            <text:p>30,25</text:p>
          </table:table-cell>
          <table:table-cell table:style-name="ce40" table:formula="of:=[.M32]-[.$M$45]" office:value-type="float" office:value="5.5">
            <text:p>5,50</text:p>
          </table:table-cell>
          <table:table-cell table:style-name="ce40" table:formula="of:=[.A34]" office:value-type="float" office:value="30">
            <text:p>30,00</text:p>
          </table:table-cell>
          <table:table-cell table:style-name="ce40" table:formula="of:=[.L32]*[.P32]" office:value-type="float" office:value="829.462384259262">
            <text:p>829,46</text:p>
          </table:table-cell>
          <table:table-cell table:style-name="ce40" table:formula="of:=[.D34]" office:value-type="float" office:value="2314.375">
            <text:p>2314,38</text:p>
          </table:table-cell>
          <table:table-cell table:style-name="ce40" table:formula="of:=[.O32]-[.$O$45]" office:value-type="float" office:value="150.811342592593">
            <text:p>150,81</text:p>
          </table:table-cell>
          <table:table-cell table:style-name="ce49" table:formula="of:=[.P32]*[.P32]" office:value-type="float" office:value="22744.0610545805">
            <text:p>22744,06</text:p>
          </table:table-cell>
          <table:table-cell table:number-columns-repeated="1007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11" office:value-type="float" office:value="2280">
            <text:p>2280</text:p>
          </table:table-cell>
          <table:table-cell/>
          <table:table-cell table:style-name="ce20" table:formula="of:=((1/2)*([.B27]+[.B39])+SUM([.B28:.B38]))/[.$A$2]" office:value-type="float" office:value="2284.79166666667">
            <text:p>2284,7917</text:p>
          </table:table-cell>
          <table:table-cell table:style-name="ce20" table:formula="of:=[.$L$6]+[.$L$5]*[.A33]" office:value-type="float" office:value="2284.53626841127">
            <text:p>2284,5363</text:p>
          </table:table-cell>
          <table:table-cell table:style-name="ce25" table:formula="of:=[.D33]/[.E33]" office:value-type="float" office:value="1.0001117943536">
            <text:p>1,0001</text:p>
          </table:table-cell>
          <table:table-cell table:style-name="ce20" table:formula="of:=[.B33]/[.D33]" office:value-type="float" office:value="0.997902799307012">
            <text:p>0,9979</text:p>
          </table:table-cell>
          <table:table-cell table:style-name="ce20" table:formula="of:=[.L53]" office:value-type="float" office:value="1.00124407191304">
            <text:p>1,0012</text:p>
          </table:table-cell>
          <table:table-cell table:style-name="ce20" table:formula="of:=[.G33]/[.H33]" office:value-type="float" office:value="0.996662879012458">
            <text:p>0,9967</text:p>
          </table:table-cell>
          <table:table-cell/>
          <table:table-cell table:style-name="ce34" table:formula="of:=[.L33]*[.L33]" office:value-type="float" office:value="42.25">
            <text:p>42,25</text:p>
          </table:table-cell>
          <table:table-cell table:style-name="ce40" table:formula="of:=[.M33]-[.$M$45]" office:value-type="float" office:value="6.5">
            <text:p>6,50</text:p>
          </table:table-cell>
          <table:table-cell table:style-name="ce40" table:formula="of:=[.A35]" office:value-type="float" office:value="31">
            <text:p>31,00</text:p>
          </table:table-cell>
          <table:table-cell table:style-name="ce40" table:formula="of:=[.L33]*[.P33]" office:value-type="float" office:value="1149.54456018519">
            <text:p>1149,54</text:p>
          </table:table-cell>
          <table:table-cell table:style-name="ce40" table:formula="of:=[.D35]" office:value-type="float" office:value="2340.41666666667">
            <text:p>2340,42</text:p>
          </table:table-cell>
          <table:table-cell table:style-name="ce40" table:formula="of:=[.O33]-[.$O$45]" office:value-type="float" office:value="176.85300925926">
            <text:p>176,85</text:p>
          </table:table-cell>
          <table:table-cell table:style-name="ce49" table:formula="of:=[.P33]*[.P33]" office:value-type="float" office:value="31276.9868840558">
            <text:p>31276,99</text:p>
          </table:table-cell>
          <table:table-cell table:number-columns-repeated="1007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11" office:value-type="float" office:value="2310">
            <text:p>2310</text:p>
          </table:table-cell>
          <table:table-cell/>
          <table:table-cell table:style-name="ce20" table:formula="of:=((1/2)*([.B28]+[.B40])+SUM([.B29:.B39]))/[.$A$2]" office:value-type="float" office:value="2314.375">
            <text:p>2314,3750</text:p>
          </table:table-cell>
          <table:table-cell table:style-name="ce20" table:formula="of:=[.$L$6]+[.$L$5]*[.A34]" office:value-type="float" office:value="2311.41907085657">
            <text:p>2311,4191</text:p>
          </table:table-cell>
          <table:table-cell table:style-name="ce25" table:formula="of:=[.D34]/[.E34]" office:value-type="float" office:value="1.00127883739504">
            <text:p>1,0013</text:p>
          </table:table-cell>
          <table:table-cell table:style-name="ce20" table:formula="of:=[.B34]/[.D34]" office:value-type="float" office:value="0.998109640831758">
            <text:p>0,9981</text:p>
          </table:table-cell>
          <table:table-cell table:style-name="ce20" table:formula="of:=[.L54]" office:value-type="float" office:value="1.0001986919966">
            <text:p>1,0002</text:p>
          </table:table-cell>
          <table:table-cell table:style-name="ce20" table:formula="of:=[.G34]/[.H34]" office:value-type="float" office:value="0.99791136383045">
            <text:p>0,9979</text:p>
          </table:table-cell>
          <table:table-cell/>
          <table:table-cell table:style-name="ce34" table:formula="of:=[.L34]*[.L34]" office:value-type="float" office:value="56.25">
            <text:p>56,25</text:p>
          </table:table-cell>
          <table:table-cell table:style-name="ce40" table:formula="of:=[.M34]-[.$M$45]" office:value-type="float" office:value="7.5">
            <text:p>7,50</text:p>
          </table:table-cell>
          <table:table-cell table:style-name="ce40" table:formula="of:=[.A36]" office:value-type="float" office:value="32">
            <text:p>32,00</text:p>
          </table:table-cell>
          <table:table-cell table:style-name="ce40" table:formula="of:=[.L34]*[.P34]" office:value-type="float" office:value="1524.83506944445">
            <text:p>1524,84</text:p>
          </table:table-cell>
          <table:table-cell table:style-name="ce40" table:formula="of:=[.D36]" office:value-type="float" office:value="2366.875">
            <text:p>2366,88</text:p>
          </table:table-cell>
          <table:table-cell table:style-name="ce40" table:formula="of:=[.O34]-[.$O$45]" office:value-type="float" office:value="203.311342592593">
            <text:p>203,31</text:p>
          </table:table-cell>
          <table:table-cell table:style-name="ce49" table:formula="of:=[.P34]*[.P34]" office:value-type="float" office:value="41335.5020268027">
            <text:p>41335,50</text:p>
          </table:table-cell>
          <table:table-cell table:number-columns-repeated="1007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11" office:value-type="float" office:value="2320">
            <text:p>2320</text:p>
          </table:table-cell>
          <table:table-cell/>
          <table:table-cell table:style-name="ce20" table:formula="of:=((1/2)*([.B29]+[.B41])+SUM([.B30:.B40]))/[.$A$2]" office:value-type="float" office:value="2340.41666666667">
            <text:p>2340,4167</text:p>
          </table:table-cell>
          <table:table-cell table:style-name="ce20" table:formula="of:=[.$L$6]+[.$L$5]*[.A35]" office:value-type="float" office:value="2338.30187330187">
            <text:p>2338,3019</text:p>
          </table:table-cell>
          <table:table-cell table:style-name="ce25" table:formula="of:=[.D35]/[.E35]" office:value-type="float" office:value="1.0009044141772">
            <text:p>1,0009</text:p>
          </table:table-cell>
          <table:table-cell table:style-name="ce20" table:formula="of:=[.B35]/[.D35]" office:value-type="float" office:value="0.991276482107887">
            <text:p>0,9913</text:p>
          </table:table-cell>
          <table:table-cell table:style-name="ce20" table:formula="of:=[.L55]" office:value-type="float" office:value="0.992686559406117">
            <text:p>0,9927</text:p>
          </table:table-cell>
          <table:table-cell table:style-name="ce20" table:formula="of:=[.G35]/[.H35]" office:value-type="float" office:value="0.998579534209596">
            <text:p>0,9986</text:p>
          </table:table-cell>
          <table:table-cell/>
          <table:table-cell table:style-name="ce34" table:formula="of:=[.L35]*[.L35]" office:value-type="float" office:value="72.25">
            <text:p>72,25</text:p>
          </table:table-cell>
          <table:table-cell table:style-name="ce40" table:formula="of:=[.M35]-[.$M$45]" office:value-type="float" office:value="8.5">
            <text:p>8,50</text:p>
          </table:table-cell>
          <table:table-cell table:style-name="ce40" table:formula="of:=[.A37]" office:value-type="float" office:value="33">
            <text:p>33,00</text:p>
          </table:table-cell>
          <table:table-cell table:style-name="ce40" table:formula="of:=[.L35]*[.P35]" office:value-type="float" office:value="1956.58391203704">
            <text:p>1956,58</text:p>
          </table:table-cell>
          <table:table-cell table:style-name="ce40" table:formula="of:=[.D37]" office:value-type="float" office:value="2393.75">
            <text:p>2393,75</text:p>
          </table:table-cell>
          <table:table-cell table:style-name="ce40" table:formula="of:=[.O35]-[.$O$45]" office:value-type="float" office:value="230.186342592593">
            <text:p>230,19</text:p>
          </table:table-cell>
          <table:table-cell table:style-name="ce49" table:formula="of:=[.P35]*[.P35]" office:value-type="float" office:value="52985.7523161546">
            <text:p>52985,75</text:p>
          </table:table-cell>
          <table:table-cell table:number-columns-repeated="1007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11" office:value-type="float" office:value="2350">
            <text:p>2350</text:p>
          </table:table-cell>
          <table:table-cell/>
          <table:table-cell table:style-name="ce20" table:formula="of:=((1/2)*([.B30]+[.B42])+SUM([.B31:.B41]))/[.$A$2]" office:value-type="float" office:value="2366.875">
            <text:p>2366,8750</text:p>
          </table:table-cell>
          <table:table-cell table:style-name="ce20" table:formula="of:=[.$L$6]+[.$L$5]*[.A36]" office:value-type="float" office:value="2365.18467574718">
            <text:p>2365,1847</text:p>
          </table:table-cell>
          <table:table-cell table:style-name="ce25" table:formula="of:=[.D36]/[.E36]" office:value-type="float" office:value="1.00071466903627">
            <text:p>1,0007</text:p>
          </table:table-cell>
          <table:table-cell table:style-name="ce20" table:formula="of:=[.B36]/[.D36]" office:value-type="float" office:value="0.992870345920253">
            <text:p>0,9929</text:p>
          </table:table-cell>
          <table:table-cell table:style-name="ce20" table:formula="of:=[.L56]" office:value-type="float" office:value="0.991358588357935">
            <text:p>0,9914</text:p>
          </table:table-cell>
          <table:table-cell table:style-name="ce20" table:formula="of:=[.G36]/[.H36]" office:value-type="float" office:value="1.00152493515472">
            <text:p>1,0015</text:p>
          </table:table-cell>
          <table:table-cell/>
          <table:table-cell table:style-name="ce34" table:formula="of:=[.L36]*[.L36]" office:value-type="float" office:value="90.25">
            <text:p>90,25</text:p>
          </table:table-cell>
          <table:table-cell table:style-name="ce40" table:formula="of:=[.M36]-[.$M$45]" office:value-type="float" office:value="9.5">
            <text:p>9,50</text:p>
          </table:table-cell>
          <table:table-cell table:style-name="ce40" table:formula="of:=[.A38]" office:value-type="float" office:value="34">
            <text:p>34,00</text:p>
          </table:table-cell>
          <table:table-cell table:style-name="ce40" table:formula="of:=[.L36]*[.P36]" office:value-type="float" office:value="2440.10358796297">
            <text:p>2440,10</text:p>
          </table:table-cell>
          <table:table-cell table:style-name="ce40" table:formula="of:=[.D38]" office:value-type="float" office:value="2420.41666666667">
            <text:p>2420,42</text:p>
          </table:table-cell>
          <table:table-cell table:style-name="ce40" table:formula="of:=[.O36]-[.$O$45]" office:value-type="float" office:value="256.85300925926">
            <text:p>256,85</text:p>
          </table:table-cell>
          <table:table-cell table:style-name="ce49" table:formula="of:=[.P36]*[.P36]" office:value-type="float" office:value="65973.4683655373">
            <text:p>65973,47</text:p>
          </table:table-cell>
          <table:table-cell table:number-columns-repeated="1007"/>
        </table:table-row>
        <table:table-row table:style-name="ro1">
          <table:table-cell table:style-name="ce6" office:value-type="float" office:value="33">
            <text:p>33</text:p>
          </table:table-cell>
          <table:table-cell table:style-name="ce11" office:value-type="float" office:value="2370">
            <text:p>2370</text:p>
          </table:table-cell>
          <table:table-cell/>
          <table:table-cell table:style-name="ce20" table:formula="of:=((1/2)*([.B31]+[.B43])+SUM([.B32:.B42]))/[.$A$2]" office:value-type="float" office:value="2393.75">
            <text:p>2393,7500</text:p>
          </table:table-cell>
          <table:table-cell table:style-name="ce20" table:formula="of:=[.$L$6]+[.$L$5]*[.A37]" office:value-type="float" office:value="2392.06747819248">
            <text:p>2392,0675</text:p>
          </table:table-cell>
          <table:table-cell table:style-name="ce25" table:formula="of:=[.D37]/[.E37]" office:value-type="float" office:value="1.0007033755623">
            <text:p>1,0007</text:p>
          </table:table-cell>
          <table:table-cell table:style-name="ce20" table:formula="of:=[.B37]/[.D37]" office:value-type="float" office:value="0.990078328981723">
            <text:p>0,9901</text:p>
          </table:table-cell>
          <table:table-cell table:style-name="ce20" table:formula="of:=[.L57]" office:value-type="float" office:value="0.993969981521346">
            <text:p>0,9940</text:p>
          </table:table-cell>
          <table:table-cell table:style-name="ce20" table:formula="of:=[.G37]/[.H37]" office:value-type="float" office:value="0.996084738360341">
            <text:p>0,9961</text:p>
          </table:table-cell>
          <table:table-cell/>
          <table:table-cell table:style-name="ce34" table:formula="of:=[.L37]*[.L37]" office:value-type="float" office:value="110.25">
            <text:p>110,25</text:p>
          </table:table-cell>
          <table:table-cell table:style-name="ce40" table:formula="of:=[.M37]-[.$M$45]" office:value-type="float" office:value="10.5">
            <text:p>10,50</text:p>
          </table:table-cell>
          <table:table-cell table:style-name="ce40" table:formula="of:=[.A39]" office:value-type="float" office:value="35">
            <text:p>35,00</text:p>
          </table:table-cell>
          <table:table-cell table:style-name="ce40" table:formula="of:=[.L37]*[.P37]" office:value-type="float" office:value="2979.14409722223">
            <text:p>2979,14</text:p>
          </table:table-cell>
          <table:table-cell table:style-name="ce40" table:formula="of:=[.D39]" office:value-type="float" office:value="2447.29166666667">
            <text:p>2447,29</text:p>
          </table:table-cell>
          <table:table-cell table:style-name="ce40" table:formula="of:=[.O37]-[.$O$45]" office:value-type="float" office:value="283.72800925926">
            <text:p>283,73</text:p>
          </table:table-cell>
          <table:table-cell table:style-name="ce49" table:formula="of:=[.P37]*[.P37]" office:value-type="float" office:value="80501.5832382225">
            <text:p>80501,58</text:p>
          </table:table-cell>
          <table:table-cell table:number-columns-repeated="1007"/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11" office:value-type="float" office:value="2405">
            <text:p>2405</text:p>
          </table:table-cell>
          <table:table-cell/>
          <table:table-cell table:style-name="ce20" table:formula="of:=((1/2)*([.B32]+[.B44])+SUM([.B33:.B43]))/[.$A$2]" office:value-type="float" office:value="2420.41666666667">
            <text:p>2420,4167</text:p>
          </table:table-cell>
          <table:table-cell table:style-name="ce20" table:formula="of:=[.$L$6]+[.$L$5]*[.A38]" office:value-type="float" office:value="2418.95028063778">
            <text:p>2418,9503</text:p>
          </table:table-cell>
          <table:table-cell table:style-name="ce25" table:formula="of:=[.D38]/[.E38]" office:value-type="float" office:value="1.00060620759369">
            <text:p>1,0006</text:p>
          </table:table-cell>
          <table:table-cell table:style-name="ce20" table:formula="of:=[.B38]/[.D38]" office:value-type="float" office:value="0.993630573248408">
            <text:p>0,9936</text:p>
          </table:table-cell>
          <table:table-cell table:style-name="ce20" table:formula="of:=[.L58]" office:value-type="float" office:value="0.992595753687672">
            <text:p>0,9926</text:p>
          </table:table-cell>
          <table:table-cell table:style-name="ce20" table:formula="of:=[.G38]/[.H38]" office:value-type="float" office:value="1.00104253877461">
            <text:p>1,0010</text:p>
          </table:table-cell>
          <table:table-cell/>
          <table:table-cell table:style-name="ce34" table:formula="of:=[.L38]*[.L38]" office:value-type="float" office:value="132.25">
            <text:p>132,25</text:p>
          </table:table-cell>
          <table:table-cell table:style-name="ce40" table:formula="of:=[.M38]-[.$M$45]" office:value-type="float" office:value="11.5">
            <text:p>11,50</text:p>
          </table:table-cell>
          <table:table-cell table:style-name="ce40" table:formula="of:=[.A40]" office:value-type="float" office:value="36">
            <text:p>36,00</text:p>
          </table:table-cell>
          <table:table-cell table:style-name="ce40" table:formula="of:=[.L38]*[.P38]" office:value-type="float" office:value="3571.93460648149">
            <text:p>3571,93</text:p>
          </table:table-cell>
          <table:table-cell table:style-name="ce40" table:formula="of:=[.D40]" office:value-type="float" office:value="2474.16666666667">
            <text:p>2474,17</text:p>
          </table:table-cell>
          <table:table-cell table:style-name="ce40" table:formula="of:=[.O38]-[.$O$45]" office:value-type="float" office:value="310.60300925926">
            <text:p>310,60</text:p>
          </table:table-cell>
          <table:table-cell table:style-name="ce49" table:formula="of:=[.P38]*[.P38]" office:value-type="float" office:value="96474.2293609077">
            <text:p>96474,23</text:p>
          </table:table-cell>
          <table:table-cell table:number-columns-repeated="1007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11" office:value-type="float" office:value="2540">
            <text:p>2540</text:p>
          </table:table-cell>
          <table:table-cell/>
          <table:table-cell table:style-name="ce20" table:formula="of:=((1/2)*([.B33]+[.B45])+SUM([.B34:.B44]))/[.$A$2]" office:value-type="float" office:value="2447.29166666667">
            <text:p>2447,2917</text:p>
          </table:table-cell>
          <table:table-cell table:style-name="ce20" table:formula="of:=[.$L$6]+[.$L$5]*[.A39]" office:value-type="float" office:value="2445.83308308308">
            <text:p>2445,8331</text:p>
          </table:table-cell>
          <table:table-cell table:style-name="ce25" table:formula="of:=[.D39]/[.E39]" office:value-type="float" office:value="1.00059635450746">
            <text:p>1,0006</text:p>
          </table:table-cell>
          <table:table-cell table:style-name="ce20" table:formula="of:=[.B39]/[.D39]" office:value-type="float" office:value="1.03788201242871">
            <text:p>1,0379</text:p>
          </table:table-cell>
          <table:table-cell table:style-name="ce20" table:formula="of:=[.L59]" office:value-type="float" office:value="1.01438083668627">
            <text:p>1,0144</text:p>
          </table:table-cell>
          <table:table-cell table:style-name="ce20" table:formula="of:=[.G39]/[.H39]" office:value-type="float" office:value="1.02316800051074">
            <text:p>1,0232</text:p>
          </table:table-cell>
          <table:table-cell/>
          <table:table-cell table:style-name="ce34" table:formula="of:=[.L39]*[.L39]" office:value-type="float" office:value="156.25">
            <text:p>156,25</text:p>
          </table:table-cell>
          <table:table-cell table:style-name="ce40" table:formula="of:=[.M39]-[.$M$45]" office:value-type="float" office:value="12.5">
            <text:p>12,50</text:p>
          </table:table-cell>
          <table:table-cell table:style-name="ce40" table:formula="of:=[.A41]" office:value-type="float" office:value="37">
            <text:p>37,00</text:p>
          </table:table-cell>
          <table:table-cell table:style-name="ce40" table:formula="of:=[.L39]*[.P39]" office:value-type="float" office:value="4221.07928240741">
            <text:p>4221,08</text:p>
          </table:table-cell>
          <table:table-cell table:style-name="ce40" table:formula="of:=[.D41]" office:value-type="float" office:value="2501.25">
            <text:p>2501,25</text:p>
          </table:table-cell>
          <table:table-cell table:style-name="ce40" table:formula="of:=[.O39]-[.$O$45]" office:value-type="float" office:value="337.686342592593">
            <text:p>337,69</text:p>
          </table:table-cell>
          <table:table-cell table:style-name="ce49" table:formula="of:=[.P39]*[.P39]" office:value-type="float" office:value="114032.065973562">
            <text:p>114032,07</text:p>
          </table:table-cell>
          <table:table-cell table:number-columns-repeated="1007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11" office:value-type="float" office:value="2470">
            <text:p>2470</text:p>
          </table:table-cell>
          <table:table-cell/>
          <table:table-cell table:style-name="ce20" table:formula="of:=((1/2)*([.B34]+[.B46])+SUM([.B35:.B45]))/[.$A$2]" office:value-type="float" office:value="2474.16666666667">
            <text:p>2474,1667</text:p>
          </table:table-cell>
          <table:table-cell table:style-name="ce20" table:formula="of:=[.$L$6]+[.$L$5]*[.A40]" office:value-type="float" office:value="2472.71588552839">
            <text:p>2472,7159</text:p>
          </table:table-cell>
          <table:table-cell table:style-name="ce25" table:formula="of:=[.D40]/[.E40]" office:value-type="float" office:value="1.00058671566223">
            <text:p>1,0006</text:p>
          </table:table-cell>
          <table:table-cell table:style-name="ce20" table:formula="of:=[.B40]/[.D40]" office:value-type="float" office:value="0.998315931289997">
            <text:p>0,9983</text:p>
          </table:table-cell>
          <table:table-cell table:style-name="ce20" table:formula="of:=[.L60]" office:value-type="float" office:value="1.00429327149505">
            <text:p>1,0043</text:p>
          </table:table-cell>
          <table:table-cell table:style-name="ce20" table:formula="of:=[.G40]/[.H40]" office:value-type="float" office:value="0.994048212434847">
            <text:p>0,9940</text:p>
          </table:table-cell>
          <table:table-cell/>
          <table:table-cell table:style-name="ce34" table:formula="of:=[.L40]*[.L40]" office:value-type="float" office:value="182.25">
            <text:p>182,25</text:p>
          </table:table-cell>
          <table:table-cell table:style-name="ce40" table:formula="of:=[.M40]-[.$M$45]" office:value-type="float" office:value="13.5">
            <text:p>13,50</text:p>
          </table:table-cell>
          <table:table-cell table:style-name="ce40" table:formula="of:=[.A42]" office:value-type="float" office:value="38">
            <text:p>38,00</text:p>
          </table:table-cell>
          <table:table-cell table:style-name="ce40" table:formula="of:=[.L40]*[.P40]" office:value-type="float" office:value="4930.01562500001">
            <text:p>4930,02</text:p>
          </table:table-cell>
          <table:table-cell table:style-name="ce40" table:formula="of:=[.D42]" office:value-type="float" office:value="2528.75">
            <text:p>2528,75</text:p>
          </table:table-cell>
          <table:table-cell table:style-name="ce40" table:formula="of:=[.O40]-[.$O$45]" office:value-type="float" office:value="365.186342592593">
            <text:p>365,19</text:p>
          </table:table-cell>
          <table:table-cell table:style-name="ce49" table:formula="of:=[.P40]*[.P40]" office:value-type="float" office:value="133361.064816155">
            <text:p>133361,06</text:p>
          </table:table-cell>
          <table:table-cell table:number-columns-repeated="1007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11" office:value-type="float" office:value="2510">
            <text:p>2510</text:p>
          </table:table-cell>
          <table:table-cell/>
          <table:table-cell table:style-name="ce20" table:formula="of:=((1/2)*([.B35]+[.B47])+SUM([.B36:.B46]))/[.$A$2]" office:value-type="float" office:value="2501.25">
            <text:p>2501,2500</text:p>
          </table:table-cell>
          <table:table-cell table:style-name="ce20" table:formula="of:=[.$L$6]+[.$L$5]*[.A41]" office:value-type="float" office:value="2499.59868797369">
            <text:p>2499,5987</text:p>
          </table:table-cell>
          <table:table-cell table:style-name="ce25" table:formula="of:=[.D41]/[.E41]" office:value-type="float" office:value="1.00066063085817">
            <text:p>1,0007</text:p>
          </table:table-cell>
          <table:table-cell table:style-name="ce20" table:formula="of:=[.B41]/[.D41]" office:value-type="float" office:value="1.00349825087456">
            <text:p>1,0035</text:p>
          </table:table-cell>
          <table:table-cell table:style-name="ce20" table:formula="of:=[.L49]" office:value-type="float" office:value="1.00730102679621">
            <text:p>1,0073</text:p>
          </table:table-cell>
          <table:table-cell table:style-name="ce20" table:formula="of:=[.G41]/[.H41]" office:value-type="float" office:value="0.996224787009554">
            <text:p>0,9962</text:p>
          </table:table-cell>
          <table:table-cell/>
          <table:table-cell table:style-name="ce34" table:formula="of:=[.L41]*[.L41]" office:value-type="float" office:value="210.25">
            <text:p>210,25</text:p>
          </table:table-cell>
          <table:table-cell table:style-name="ce40" table:formula="of:=[.M41]-[.$M$45]" office:value-type="float" office:value="14.5">
            <text:p>14,50</text:p>
          </table:table-cell>
          <table:table-cell table:style-name="ce40" table:formula="of:=[.A43]" office:value-type="float" office:value="39">
            <text:p>39,00</text:p>
          </table:table-cell>
          <table:table-cell table:style-name="ce40" table:formula="of:=[.L41]*[.P41]" office:value-type="float" office:value="5687.91030092594">
            <text:p>5687,91</text:p>
          </table:table-cell>
          <table:table-cell table:style-name="ce40" table:formula="of:=[.D43]" office:value-type="float" office:value="2555.83333333333">
            <text:p>2555,83</text:p>
          </table:table-cell>
          <table:table-cell table:style-name="ce40" table:formula="of:=[.O41]-[.$O$45]" office:value-type="float" office:value="392.269675925927">
            <text:p>392,27</text:p>
          </table:table-cell>
          <table:table-cell table:style-name="ce49" table:formula="of:=[.P41]*[.P41]" office:value-type="float" office:value="153875.498651031">
            <text:p>153875,50</text:p>
          </table:table-cell>
          <table:table-cell table:number-columns-repeated="1007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11" office:value-type="float" office:value="2525">
            <text:p>2525</text:p>
          </table:table-cell>
          <table:table-cell/>
          <table:table-cell table:style-name="ce20" table:formula="of:=((1/2)*([.B36]+[.B48])+SUM([.B37:.B47]))/[.$A$2]" office:value-type="float" office:value="2528.75">
            <text:p>2528,7500</text:p>
          </table:table-cell>
          <table:table-cell table:style-name="ce20" table:formula="of:=[.$L$6]+[.$L$5]*[.A42]" office:value-type="float" office:value="2526.48149041899">
            <text:p>2526,4815</text:p>
          </table:table-cell>
          <table:table-cell table:style-name="ce25" table:formula="of:=[.D42]/[.E42]" office:value-type="float" office:value="1.0008978928164">
            <text:p>1,0009</text:p>
          </table:table-cell>
          <table:table-cell table:style-name="ce20" table:formula="of:=[.B42]/[.D42]" office:value-type="float" office:value="0.998517053880376">
            <text:p>0,9985</text:p>
          </table:table-cell>
          <table:table-cell table:style-name="ce20" table:formula="of:=[.L50]" office:value-type="float" office:value="1.00155849944785">
            <text:p>1,0016</text:p>
          </table:table-cell>
          <table:table-cell table:style-name="ce20" table:formula="of:=[.G42]/[.H42]" office:value-type="float" office:value="0.996963287147829">
            <text:p>0,9970</text:p>
          </table:table-cell>
          <table:table-cell/>
          <table:table-cell table:style-name="ce34" table:formula="of:=[.L42]*[.L42]" office:value-type="float" office:value="240.25">
            <text:p>240,25</text:p>
          </table:table-cell>
          <table:table-cell table:style-name="ce40" table:formula="of:=[.M42]-[.$M$45]" office:value-type="float" office:value="15.5">
            <text:p>15,50</text:p>
          </table:table-cell>
          <table:table-cell table:style-name="ce40" table:formula="of:=[.A44]" office:value-type="float" office:value="40">
            <text:p>40,00</text:p>
          </table:table-cell>
          <table:table-cell table:style-name="ce40" table:formula="of:=[.L42]*[.P42]" office:value-type="float" office:value="6496.74247685186">
            <text:p>6496,74</text:p>
          </table:table-cell>
          <table:table-cell table:style-name="ce40" table:formula="of:=[.D44]" office:value-type="float" office:value="2582.70833333333">
            <text:p>2582,71</text:p>
          </table:table-cell>
          <table:table-cell table:style-name="ce40" table:formula="of:=[.O42]-[.$O$45]" office:value-type="float" office:value="419.144675925927">
            <text:p>419,14</text:p>
          </table:table-cell>
          <table:table-cell table:style-name="ce49" table:formula="of:=[.P42]*[.P42]" office:value-type="float" office:value="175682.25935705">
            <text:p>175682,26</text:p>
          </table:table-cell>
          <table:table-cell table:number-columns-repeated="1007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1" office:value-type="float" office:value="2550">
            <text:p>2550</text:p>
          </table:table-cell>
          <table:table-cell/>
          <table:table-cell table:style-name="ce20" table:formula="of:=((1/2)*([.B37]+[.B49])+SUM([.B38:.B48]))/[.$A$2]" office:value-type="float" office:value="2555.83333333333">
            <text:p>2555,8333</text:p>
          </table:table-cell>
          <table:table-cell table:style-name="ce20" table:formula="of:=[.$L$6]+[.$L$5]*[.A43]" office:value-type="float" office:value="2553.36429286429">
            <text:p>2553,3643</text:p>
          </table:table-cell>
          <table:table-cell table:style-name="ce25" table:formula="of:=[.D43]/[.E43]" office:value-type="float" office:value="1.00096697540415">
            <text:p>1,0010</text:p>
          </table:table-cell>
          <table:table-cell table:style-name="ce20" table:formula="of:=[.B43]/[.D43]" office:value-type="float" office:value="0.997717639387023">
            <text:p>0,9977</text:p>
          </table:table-cell>
          <table:table-cell table:style-name="ce20" table:formula="of:=[.L51]" office:value-type="float" office:value="0.997680006676835">
            <text:p>0,9977</text:p>
          </table:table-cell>
          <table:table-cell table:style-name="ce20" table:formula="of:=[.G43]/[.H43]" office:value-type="float" office:value="1.00003772022085">
            <text:p>1,0000</text:p>
          </table:table-cell>
          <table:table-cell/>
          <table:table-cell table:style-name="ce34" table:formula="of:=[.L43]*[.L43]" office:value-type="float" office:value="272.25">
            <text:p>272,25</text:p>
          </table:table-cell>
          <table:table-cell table:style-name="ce40" table:formula="of:=[.M43]-[.$M$45]" office:value-type="float" office:value="16.5">
            <text:p>16,50</text:p>
          </table:table-cell>
          <table:table-cell table:style-name="ce40" table:formula="of:=[.A45]" office:value-type="float" office:value="41">
            <text:p>41,00</text:p>
          </table:table-cell>
          <table:table-cell table:style-name="ce40" table:formula="of:=[.L43]*[.P43]" office:value-type="float" office:value="7294.01215277779">
            <text:p>7294,01</text:p>
          </table:table-cell>
          <table:table-cell table:style-name="ce40" table:formula="of:=[.D45]" office:value-type="float" office:value="2605.625">
            <text:p>2605,63</text:p>
          </table:table-cell>
          <table:table-cell table:style-name="ce40" table:formula="of:=[.O43]-[.$O$45]" office:value-type="float" office:value="442.061342592593">
            <text:p>442,06</text:p>
          </table:table-cell>
          <table:table-cell table:style-name="ce49" table:formula="of:=[.P43]*[.P43]" office:value-type="float" office:value="195418.230614766">
            <text:p>195418,23</text:p>
          </table:table-cell>
          <table:table-cell table:number-columns-repeated="1007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11" office:value-type="float" office:value="2570">
            <text:p>2570</text:p>
          </table:table-cell>
          <table:table-cell/>
          <table:table-cell table:style-name="ce20" table:formula="of:=((1/2)*([.B38]+[.B50])+SUM([.B39:.B49]))/[.$A$2]" office:value-type="float" office:value="2582.70833333333">
            <text:p>2582,7083</text:p>
          </table:table-cell>
          <table:table-cell table:style-name="ce20" table:formula="of:=[.$L$6]+[.$L$5]*[.A44]" office:value-type="float" office:value="2580.24709530959">
            <text:p>2580,2471</text:p>
          </table:table-cell>
          <table:table-cell table:style-name="ce25" table:formula="of:=[.D44]/[.E44]" office:value-type="float" office:value="1.00095387687025">
            <text:p>1,0010</text:p>
          </table:table-cell>
          <table:table-cell table:style-name="ce20" table:formula="of:=[.B44]/[.D44]" office:value-type="float" office:value="0.995079454706784">
            <text:p>0,9951</text:p>
          </table:table-cell>
          <table:table-cell table:style-name="ce20" table:formula="of:=[.L52]" office:value-type="float" office:value="0.998616821699485">
            <text:p>0,9986</text:p>
          </table:table-cell>
          <table:table-cell table:style-name="ce20" table:formula="of:=[.G44]/[.H44]" office:value-type="float" office:value="0.996457733421032">
            <text:p>0,9965</text:p>
          </table:table-cell>
          <table:table-cell/>
          <table:table-cell table:style-name="ce34" table:formula="of:=[.L44]*[.L44]" office:value-type="float" office:value="306.25">
            <text:p>306,25</text:p>
          </table:table-cell>
          <table:table-cell table:style-name="ce40" table:formula="of:=[.M44]-[.$M$45]" office:value-type="float" office:value="17.5">
            <text:p>17,50</text:p>
          </table:table-cell>
          <table:table-cell table:style-name="ce40" table:formula="of:=[.A46]" office:value-type="float" office:value="42">
            <text:p>42,00</text:p>
          </table:table-cell>
          <table:table-cell table:style-name="ce40" table:formula="of:=[.L44]*[.P44]" office:value-type="float" office:value="8148.05266203704">
            <text:p>8148,05</text:p>
          </table:table-cell>
          <table:table-cell table:style-name="ce40" table:formula="of:=[.D46]" office:value-type="float" office:value="2629.16666666667">
            <text:p>2629,17</text:p>
          </table:table-cell>
          <table:table-cell table:style-name="ce40" table:formula="of:=[.O44]-[.$O$45]" office:value-type="float" office:value="465.60300925926">
            <text:p>465,60</text:p>
          </table:table-cell>
          <table:table-cell table:style-name="ce49" table:formula="of:=[.P44]*[.P44]" office:value-type="float" office:value="216786.162231278">
            <text:p>216786,16</text:p>
          </table:table-cell>
          <table:table-cell table:number-columns-repeated="1007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11" office:value-type="float" office:value="2615">
            <text:p>2615</text:p>
          </table:table-cell>
          <table:table-cell/>
          <table:table-cell table:style-name="ce20" table:formula="of:=((1/2)*([.B39]+[.B51])+SUM([.B40:.B50]))/[.$A$2]" office:value-type="float" office:value="2605.625">
            <text:p>2605,6250</text:p>
          </table:table-cell>
          <table:table-cell table:style-name="ce20" table:formula="of:=[.$L$6]+[.$L$5]*[.A45]" office:value-type="float" office:value="2607.1298977549">
            <text:p>2607,1299</text:p>
          </table:table-cell>
          <table:table-cell table:style-name="ce25" table:formula="of:=[.D45]/[.E45]" office:value-type="float" office:value="0.999422776074106">
            <text:p>0,9994</text:p>
          </table:table-cell>
          <table:table-cell table:style-name="ce20" table:formula="of:=[.B45]/[.D45]" office:value-type="float" office:value="1.00359798512833">
            <text:p>1,0036</text:p>
          </table:table-cell>
          <table:table-cell table:style-name="ce20" table:formula="of:=[.L53]" office:value-type="float" office:value="1.00124407191304">
            <text:p>1,0012</text:p>
          </table:table-cell>
          <table:table-cell table:style-name="ce20" table:formula="of:=[.G45]/[.H45]" office:value-type="float" office:value="1.00235098841663">
            <text:p>1,0024</text:p>
          </table:table-cell>
          <table:table-cell/>
          <table:table-cell table:style-name="ce35" table:formula="of:=SUM([.K9:.K44])" office:value-type="float" office:value="3885">
            <text:p>3885,00</text:p>
          </table:table-cell>
          <table:table-cell table:style-name="ce35"/>
          <table:table-cell table:style-name="ce35" table:formula="of:=AVERAGE([.M9:.M44])" office:value-type="float" office:value="24.5">
            <text:p>24,50</text:p>
          </table:table-cell>
          <table:table-cell table:style-name="ce35" table:formula="of:=SUM([.N9:.N44])" office:value-type="float" office:value="104439.6875">
            <text:p>104439,69</text:p>
          </table:table-cell>
          <table:table-cell table:style-name="ce35" table:formula="of:=AVERAGE([.O9:.O44])" office:value-type="float" office:value="2163.56365740741">
            <text:p>2163,56</text:p>
          </table:table-cell>
          <table:table-cell table:style-name="ce35"/>
          <table:table-cell table:style-name="ce35" table:formula="of:=SUM([.Q9:.Q44])" office:value-type="float" office:value="2807778.612799">
            <text:p>2807778,61</text:p>
          </table:table-cell>
          <table:table-cell table:number-columns-repeated="1007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1" office:value-type="float" office:value="2620">
            <text:p>2620</text:p>
          </table:table-cell>
          <table:table-cell/>
          <table:table-cell table:style-name="ce20" table:formula="of:=((1/2)*([.B40]+[.B52])+SUM([.B41:.B51]))/[.$A$2]" office:value-type="float" office:value="2629.16666666667">
            <text:p>2629,1667</text:p>
          </table:table-cell>
          <table:table-cell table:style-name="ce20" table:formula="of:=[.$L$6]+[.$L$5]*[.A46]" office:value-type="float" office:value="2634.0127002002">
            <text:p>2634,0127</text:p>
          </table:table-cell>
          <table:table-cell table:style-name="ce25" table:formula="of:=[.D46]/[.E46]" office:value-type="float" office:value="0.998160208744185">
            <text:p>0,9982</text:p>
          </table:table-cell>
          <table:table-cell table:style-name="ce20" table:formula="of:=[.B46]/[.D46]" office:value-type="float" office:value="0.996513470681458">
            <text:p>0,9965</text:p>
          </table:table-cell>
          <table:table-cell table:style-name="ce20" table:formula="of:=[.L54]" office:value-type="float" office:value="1.0001986919966">
            <text:p>1,0002</text:p>
          </table:table-cell>
          <table:table-cell table:style-name="ce20" table:formula="of:=[.G46]/[.H46]" office:value-type="float" office:value="0.996315510763382">
            <text:p>0,9963</text:p>
          </table:table-cell>
          <table:table-cell table:number-columns-repeated="1015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11" office:value-type="float" office:value="2660">
            <text:p>2660</text:p>
          </table:table-cell>
          <table:table-cell/>
          <table:table-cell table:style-name="ce19"/>
          <table:table-cell table:style-name="ce23" table:formula="of:=[.$L$6]+[.$L$5]*[.A47]" office:value-type="float" office:value="2660.8955026455">
            <text:p>2660,8955</text:p>
          </table:table-cell>
          <table:table-cell table:style-name="ce12" office:value-type="float" office:value="1">
            <text:p>1</text:p>
          </table:table-cell>
          <table:table-cell/>
          <table:table-cell table:style-name="ce27" table:formula="of:=[.L55]" office:value-type="float" office:value="0.992686559406117">
            <text:p>0,9927</text:p>
          </table:table-cell>
          <table:table-cell table:style-name="ce28" table:formula="of:=AVERAGE([.I11:.I46])" office:value-type="float" office:value="1">
            <text:p>1,0000</text:p>
          </table:table-cell>
          <table:table-cell/>
          <table:table-cell table:style-name="ce30" office:value-type="string" table:number-columns-spanned="2" table:number-rows-spanned="1">
            <text:p>Indici stagionalità</text:p>
          </table:table-cell>
          <table:covered-table-cell table:style-name="ce42"/>
          <table:table-cell table:number-columns-repeated="1012"/>
        </table:table-row>
        <table:table-row table:style-name="ro1">
          <table:table-cell table:style-name="ce5" office:value-type="float" office:value="44">
            <text:p>44</text:p>
          </table:table-cell>
          <table:table-cell table:style-name="ce11" office:value-type="float" office:value="2670">
            <text:p>2670</text:p>
          </table:table-cell>
          <table:table-cell/>
          <table:table-cell table:style-name="ce19"/>
          <table:table-cell table:style-name="ce23" table:formula="of:=[.$L$6]+[.$L$5]*[.A48]" office:value-type="float" office:value="2687.7783050908">
            <text:p>2687,7783</text:p>
          </table:table-cell>
          <table:table-cell table:style-name="ce12" office:value-type="float" office:value="1">
            <text:p>1</text:p>
          </table:table-cell>
          <table:table-cell/>
          <table:table-cell table:style-name="ce27" table:formula="of:=[.L56]" office:value-type="float" office:value="0.991358588357935">
            <text:p>0,9914</text:p>
          </table:table-cell>
          <table:table-cell table:style-name="ce29" office:value-type="string">
            <text:p>(media)</text:p>
          </table:table-cell>
          <table:table-cell/>
          <table:table-cell table:style-name="ce36" office:value-type="string">
            <text:p>Periodo</text:p>
          </table:table-cell>
          <table:table-cell table:style-name="ce43" office:value-type="string">
            <text:p>Valore</text:p>
          </table:table-cell>
          <table:table-cell table:number-columns-repeated="1012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11" office:value-type="float" office:value="2700">
            <text:p>2700</text:p>
          </table:table-cell>
          <table:table-cell/>
          <table:table-cell table:style-name="ce19"/>
          <table:table-cell table:style-name="ce23" table:formula="of:=[.$L$6]+[.$L$5]*[.A49]" office:value-type="float" office:value="2714.66110753611">
            <text:p>2714,6611</text:p>
          </table:table-cell>
          <table:table-cell table:style-name="ce12" office:value-type="float" office:value="1">
            <text:p>1</text:p>
          </table:table-cell>
          <table:table-cell/>
          <table:table-cell table:style-name="ce27" table:formula="of:=[.L57]" office:value-type="float" office:value="0.993969981521346">
            <text:p>0,9940</text:p>
          </table:table-cell>
          <table:table-cell table:number-columns-repeated="2"/>
          <table:table-cell table:style-name="ce37" office:value-type="float" office:value="1">
            <text:p>1</text:p>
          </table:table-cell>
          <table:table-cell table:style-name="ce44" table:formula="of:=([.G17]+[.G29]+[.G41])/3" office:value-type="float" office:value="1.00730102679621">
            <text:p>1,0073</text:p>
          </table:table-cell>
          <table:table-cell table:number-columns-repeated="1012"/>
        </table:table-row>
        <table:table-row table:style-name="ro1">
          <table:table-cell table:style-name="ce5" office:value-type="float" office:value="46">
            <text:p>46</text:p>
          </table:table-cell>
          <table:table-cell table:style-name="ce11" office:value-type="float" office:value="2720">
            <text:p>2720</text:p>
          </table:table-cell>
          <table:table-cell/>
          <table:table-cell table:style-name="ce19"/>
          <table:table-cell table:style-name="ce23" table:formula="of:=[.$L$6]+[.$L$5]*[.A50]" office:value-type="float" office:value="2741.54390998141">
            <text:p>2741,5439</text:p>
          </table:table-cell>
          <table:table-cell table:style-name="ce12" office:value-type="float" office:value="1">
            <text:p>1</text:p>
          </table:table-cell>
          <table:table-cell/>
          <table:table-cell table:style-name="ce27" table:formula="of:=[.L58]" office:value-type="float" office:value="0.992595753687672">
            <text:p>0,9926</text:p>
          </table:table-cell>
          <table:table-cell table:number-columns-repeated="2"/>
          <table:table-cell table:style-name="ce37" office:value-type="float" office:value="2">
            <text:p>2</text:p>
          </table:table-cell>
          <table:table-cell table:style-name="ce44" table:formula="of:=([.G18]+[.G30]+[.G42])/3" office:value-type="float" office:value="1.00155849944785">
            <text:p>1,0016</text:p>
          </table:table-cell>
          <table:table-cell table:number-columns-repeated="1012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1" office:value-type="float" office:value="2775">
            <text:p>2775</text:p>
          </table:table-cell>
          <table:table-cell/>
          <table:table-cell table:style-name="ce19"/>
          <table:table-cell table:style-name="ce23" table:formula="of:=[.$L$6]+[.$L$5]*[.A51]" office:value-type="float" office:value="2768.42671242671">
            <text:p>2768,4267</text:p>
          </table:table-cell>
          <table:table-cell table:style-name="ce12" office:value-type="float" office:value="1">
            <text:p>1</text:p>
          </table:table-cell>
          <table:table-cell/>
          <table:table-cell table:style-name="ce27" table:formula="of:=[.L59]" office:value-type="float" office:value="1.01438083668627">
            <text:p>1,0144</text:p>
          </table:table-cell>
          <table:table-cell table:number-columns-repeated="2"/>
          <table:table-cell table:style-name="ce37" office:value-type="float" office:value="3">
            <text:p>3</text:p>
          </table:table-cell>
          <table:table-cell table:style-name="ce44" table:formula="of:=([.G19]+[.G31]+[.G43])/3" office:value-type="float" office:value="0.997680006676835">
            <text:p>0,9977</text:p>
          </table:table-cell>
          <table:table-cell table:number-columns-repeated="1012"/>
        </table:table-row>
        <table:table-row table:style-name="ro1">
          <table:table-cell table:style-name="ce5" office:value-type="float" office:value="48">
            <text:p>48</text:p>
          </table:table-cell>
          <table:table-cell table:style-name="ce11" office:value-type="float" office:value="2800">
            <text:p>2800</text:p>
          </table:table-cell>
          <table:table-cell/>
          <table:table-cell table:style-name="ce19"/>
          <table:table-cell table:style-name="ce23" table:formula="of:=[.$L$6]+[.$L$5]*[.A52]" office:value-type="float" office:value="2795.30951487201">
            <text:p>2795,3095</text:p>
          </table:table-cell>
          <table:table-cell table:style-name="ce12" office:value-type="float" office:value="1">
            <text:p>1</text:p>
          </table:table-cell>
          <table:table-cell/>
          <table:table-cell table:style-name="ce27" table:formula="of:=[.L60]" office:value-type="float" office:value="1.00429327149505">
            <text:p>1,0043</text:p>
          </table:table-cell>
          <table:table-cell table:number-columns-repeated="2"/>
          <table:table-cell table:style-name="ce37" office:value-type="float" office:value="4">
            <text:p>4</text:p>
          </table:table-cell>
          <table:table-cell table:style-name="ce44" table:formula="of:=([.G20]+[.G32]+[.G44])/3" office:value-type="float" office:value="0.998616821699485">
            <text:p>0,9986</text:p>
          </table:table-cell>
          <table:table-cell table:number-columns-repeated="1012"/>
        </table:table-row>
        <table:table-row table:style-name="ro1">
          <table:table-cell table:style-name="ce7" office:value-type="float" office:value="49">
            <text:p>49</text:p>
          </table:table-cell>
          <table:table-cell table:style-name="ce12" table:formula="of:=[.E53]*[.F53]*[.H53]" office:value-type="float" office:value="2842.79721905012">
            <text:p>2842,7972190501</text:p>
          </table:table-cell>
          <table:table-cell table:number-columns-repeated="2"/>
          <table:table-cell table:style-name="ce23" table:formula="of:=[.$L$6]+[.$L$5]*[.A53]" office:value-type="float" office:value="2822.19231731732">
            <text:p>2822,1923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49]" office:value-type="float" office:value="1.00730102679621">
            <text:p>1,0073</text:p>
          </table:table-cell>
          <table:table-cell table:number-columns-repeated="2"/>
          <table:table-cell table:style-name="ce37" office:value-type="float" office:value="5">
            <text:p>5</text:p>
          </table:table-cell>
          <table:table-cell table:style-name="ce44" table:formula="of:=([.G21]+[.G33]+[.G45])/3" office:value-type="float" office:value="1.00124407191304">
            <text:p>1,0012</text:p>
          </table:table-cell>
          <table:table-cell table:number-columns-repeated="1012"/>
        </table:table-row>
        <table:table-row table:style-name="ro1">
          <table:table-cell table:style-name="ce7" office:value-type="float" office:value="50">
            <text:p>50</text:p>
          </table:table-cell>
          <table:table-cell table:style-name="ce12" table:formula="of:=[.E54]*[.F54]*[.H54]" office:value-type="float" office:value="2853.51540176365">
            <text:p>2853,5154017637</text:p>
          </table:table-cell>
          <table:table-cell table:number-columns-repeated="2"/>
          <table:table-cell table:style-name="ce23" table:formula="of:=[.$L$6]+[.$L$5]*[.A54]" office:value-type="float" office:value="2849.07511976262">
            <text:p>2849,0751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0]" office:value-type="float" office:value="1.00155849944785">
            <text:p>1,0016</text:p>
          </table:table-cell>
          <table:table-cell table:number-columns-repeated="2"/>
          <table:table-cell table:style-name="ce37" office:value-type="float" office:value="6">
            <text:p>6</text:p>
          </table:table-cell>
          <table:table-cell table:style-name="ce44" table:formula="of:=([.G22]+[.G34]+[.G46])/3" office:value-type="float" office:value="1.0001986919966">
            <text:p>1,0002</text:p>
          </table:table-cell>
          <table:table-cell table:number-columns-repeated="1012"/>
        </table:table-row>
        <table:table-row table:style-name="ro1">
          <table:table-cell table:style-name="ce7" office:value-type="float" office:value="51">
            <text:p>51</text:p>
          </table:table-cell>
          <table:table-cell table:style-name="ce12" table:formula="of:=[.E55]*[.F55]*[.H55]" office:value-type="float" office:value="2869.2857190307">
            <text:p>2869,2857190307</text:p>
          </table:table-cell>
          <table:table-cell table:number-columns-repeated="2"/>
          <table:table-cell table:style-name="ce23" table:formula="of:=[.$L$6]+[.$L$5]*[.A55]" office:value-type="float" office:value="2875.95792220792">
            <text:p>2875,9579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1]" office:value-type="float" office:value="0.997680006676835">
            <text:p>0,9977</text:p>
          </table:table-cell>
          <table:table-cell table:number-columns-repeated="2"/>
          <table:table-cell table:style-name="ce37" office:value-type="float" office:value="7">
            <text:p>7</text:p>
          </table:table-cell>
          <table:table-cell table:style-name="ce44" table:formula="of:=([.G23]+[.G35]+[.G11])/3" office:value-type="float" office:value="0.992686559406117">
            <text:p>0,9927</text:p>
          </table:table-cell>
          <table:table-cell table:number-columns-repeated="1012"/>
        </table:table-row>
        <table:table-row table:style-name="ro1">
          <table:table-cell table:style-name="ce7" office:value-type="float" office:value="52">
            <text:p>52</text:p>
          </table:table-cell>
          <table:table-cell table:style-name="ce12" table:formula="of:=[.E56]*[.F56]*[.H56]" office:value-type="float" office:value="2898.82557835303">
            <text:p>2898,825578353</text:p>
          </table:table-cell>
          <table:table-cell table:number-columns-repeated="2"/>
          <table:table-cell table:style-name="ce23" table:formula="of:=[.$L$6]+[.$L$5]*[.A56]" office:value-type="float" office:value="2902.84072465322">
            <text:p>2902,8407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2]" office:value-type="float" office:value="0.998616821699485">
            <text:p>0,9986</text:p>
          </table:table-cell>
          <table:table-cell table:number-columns-repeated="2"/>
          <table:table-cell table:style-name="ce37" office:value-type="float" office:value="8">
            <text:p>8</text:p>
          </table:table-cell>
          <table:table-cell table:style-name="ce44" table:formula="of:=([.G24]+[.G36]+[.G12])/3" office:value-type="float" office:value="0.991358588357935">
            <text:p>0,9914</text:p>
          </table:table-cell>
          <table:table-cell table:number-columns-repeated="1012"/>
        </table:table-row>
        <table:table-row table:style-name="ro1">
          <table:table-cell table:style-name="ce7" office:value-type="float" office:value="53">
            <text:p>53</text:p>
          </table:table-cell>
          <table:table-cell table:style-name="ce12" table:formula="of:=[.E57]*[.F57]*[.H57]" office:value-type="float" office:value="2933.36831385158">
            <text:p>2933,3683138516</text:p>
          </table:table-cell>
          <table:table-cell table:number-columns-repeated="2"/>
          <table:table-cell table:style-name="ce23" table:formula="of:=[.$L$6]+[.$L$5]*[.A57]" office:value-type="float" office:value="2929.72352709853">
            <text:p>2929,7235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3]" office:value-type="float" office:value="1.00124407191304">
            <text:p>1,0012</text:p>
          </table:table-cell>
          <table:table-cell table:number-columns-repeated="2"/>
          <table:table-cell table:style-name="ce37" office:value-type="float" office:value="9">
            <text:p>9</text:p>
          </table:table-cell>
          <table:table-cell table:style-name="ce44" table:formula="of:=([.G25]+[.G37]+[.G13])/3" office:value-type="float" office:value="0.993969981521346">
            <text:p>0,9940</text:p>
          </table:table-cell>
          <table:table-cell table:number-columns-repeated="1012"/>
        </table:table-row>
        <table:table-row table:style-name="ro1">
          <table:table-cell table:style-name="ce7" office:value-type="float" office:value="54">
            <text:p>54</text:p>
          </table:table-cell>
          <table:table-cell table:style-name="ce12" table:formula="of:=[.E58]*[.F58]*[.H58]" office:value-type="float" office:value="2957.1937835586">
            <text:p>2957,1937835586</text:p>
          </table:table-cell>
          <table:table-cell table:number-columns-repeated="2"/>
          <table:table-cell table:style-name="ce23" table:formula="of:=[.$L$6]+[.$L$5]*[.A58]" office:value-type="float" office:value="2956.60632954383">
            <text:p>2956,6063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4]" office:value-type="float" office:value="1.0001986919966">
            <text:p>1,0002</text:p>
          </table:table-cell>
          <table:table-cell table:number-columns-repeated="2"/>
          <table:table-cell table:style-name="ce37" office:value-type="float" office:value="10">
            <text:p>10</text:p>
          </table:table-cell>
          <table:table-cell table:style-name="ce44" table:formula="of:=([.G26]+[.G38]+[.G14])/3" office:value-type="float" office:value="0.992595753687672">
            <text:p>0,9926</text:p>
          </table:table-cell>
          <table:table-cell table:number-columns-repeated="1012"/>
        </table:table-row>
        <table:table-row table:style-name="ro1">
          <table:table-cell table:style-name="ce7" office:value-type="float" office:value="55">
            <text:p>55</text:p>
          </table:table-cell>
          <table:table-cell table:style-name="ce12" table:formula="of:=[.E59]*[.F59]*[.H59]" office:value-type="float" office:value="2961.66956145983">
            <text:p>2961,6695614598</text:p>
          </table:table-cell>
          <table:table-cell table:number-columns-repeated="2"/>
          <table:table-cell table:style-name="ce23" table:formula="of:=[.$L$6]+[.$L$5]*[.A59]" office:value-type="float" office:value="2983.48913198913">
            <text:p>2983,4891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5]" office:value-type="float" office:value="0.992686559406117">
            <text:p>0,9927</text:p>
          </table:table-cell>
          <table:table-cell table:number-columns-repeated="2"/>
          <table:table-cell table:style-name="ce37" office:value-type="float" office:value="11">
            <text:p>11</text:p>
          </table:table-cell>
          <table:table-cell table:style-name="ce44" table:formula="of:=([.G27]+[.G39]+[.G15])/3" office:value-type="float" office:value="1.01438083668627">
            <text:p>1,0144</text:p>
          </table:table-cell>
          <table:table-cell table:number-columns-repeated="1012"/>
        </table:table-row>
        <table:table-row table:style-name="ro1">
          <table:table-cell table:style-name="ce7" office:value-type="float" office:value="56">
            <text:p>56</text:p>
          </table:table-cell>
          <table:table-cell table:style-name="ce12" table:formula="of:=[.E60]*[.F60]*[.H60]" office:value-type="float" office:value="2984.35807135327">
            <text:p>2984,3580713533</text:p>
          </table:table-cell>
          <table:table-cell table:number-columns-repeated="2"/>
          <table:table-cell table:style-name="ce23" table:formula="of:=[.$L$6]+[.$L$5]*[.A60]" office:value-type="float" office:value="3010.37193443443">
            <text:p>3010,3719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6]" office:value-type="float" office:value="0.991358588357935">
            <text:p>0,9914</text:p>
          </table:table-cell>
          <table:table-cell table:number-columns-repeated="2"/>
          <table:table-cell table:style-name="ce38" office:value-type="float" office:value="12">
            <text:p>12</text:p>
          </table:table-cell>
          <table:table-cell table:style-name="ce45" table:formula="of:=([.G28]+[.G40]+[.G16])/3" office:value-type="float" office:value="1.00429327149505">
            <text:p>1,0043</text:p>
          </table:table-cell>
          <table:table-cell table:number-columns-repeated="1012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12" table:formula="of:=[.E61]*[.F61]*[.H61]" office:value-type="float" office:value="3018.94003469197">
            <text:p>3018,940034692</text:p>
          </table:table-cell>
          <table:table-cell table:number-columns-repeated="2"/>
          <table:table-cell table:style-name="ce23" table:formula="of:=[.$L$6]+[.$L$5]*[.A61]" office:value-type="float" office:value="3037.25473687974">
            <text:p>3037,2547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7]" office:value-type="float" office:value="0.993969981521346">
            <text:p>0,9940</text:p>
          </table:table-cell>
          <table:table-cell table:number-columns-repeated="3"/>
          <table:table-cell table:style-name="ce22"/>
          <table:table-cell table:number-columns-repeated="1012"/>
        </table:table-row>
        <table:table-row table:style-name="ro1">
          <table:table-cell table:style-name="ce7" office:value-type="float" office:value="58">
            <text:p>58</text:p>
          </table:table-cell>
          <table:table-cell table:style-name="ce12" table:formula="of:=[.E62]*[.F62]*[.H62]" office:value-type="float" office:value="3041.44991024902">
            <text:p>3041,449910249</text:p>
          </table:table-cell>
          <table:table-cell table:number-columns-repeated="2"/>
          <table:table-cell table:style-name="ce23" table:formula="of:=[.$L$6]+[.$L$5]*[.A62]" office:value-type="float" office:value="3064.13753932504">
            <text:p>3064,1375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8]" office:value-type="float" office:value="0.992595753687672">
            <text:p>0,9926</text:p>
          </table:table-cell>
          <table:table-cell table:number-columns-repeated="1016"/>
        </table:table-row>
        <table:table-row table:style-name="ro1">
          <table:table-cell table:style-name="ce7" office:value-type="float" office:value="59">
            <text:p>59</text:p>
          </table:table-cell>
          <table:table-cell table:style-name="ce12" table:formula="of:=[.E63]*[.F63]*[.H63]" office:value-type="float" office:value="3135.47180049928">
            <text:p>3135,4718004993</text:p>
          </table:table-cell>
          <table:table-cell table:number-columns-repeated="2"/>
          <table:table-cell table:style-name="ce23" table:formula="of:=[.$L$6]+[.$L$5]*[.A63]" office:value-type="float" office:value="3091.02034177034">
            <text:p>3091,0203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59]" office:value-type="float" office:value="1.01438083668627">
            <text:p>1,0144</text:p>
          </table:table-cell>
          <table:table-cell table:number-columns-repeated="1016"/>
        </table:table-row>
        <table:table-row table:style-name="ro1">
          <table:table-cell table:style-name="ce7" office:value-type="float" office:value="60">
            <text:p>60</text:p>
          </table:table-cell>
          <table:table-cell table:style-name="ce12" table:formula="of:=[.E64]*[.F64]*[.H64]" office:value-type="float" office:value="3131.28914890902">
            <text:p>3131,289148909</text:p>
          </table:table-cell>
          <table:table-cell table:number-columns-repeated="2"/>
          <table:table-cell table:style-name="ce23" table:formula="of:=[.$L$6]+[.$L$5]*[.A64]" office:value-type="float" office:value="3117.90314421564">
            <text:p>3117,9031</text:p>
          </table:table-cell>
          <table:table-cell table:style-name="ce12" office:value-type="float" office:value="1">
            <text:p>1</text:p>
          </table:table-cell>
          <table:table-cell/>
          <table:table-cell table:style-name="ce28" table:formula="of:=[.L60]" office:value-type="float" office:value="1.00429327149505">
            <text:p>1,0043</text:p>
          </table:table-cell>
          <table:table-cell table:number-columns-repeated="1016"/>
        </table:table-row>
        <table:table-row table:style-name="ro3">
          <table:table-cell table:style-name="ce8"/>
          <table:table-cell table:number-columns-repeated="4"/>
          <table:table-cell table:style-name="ce26" office:value-type="string" table:number-columns-spanned="2" table:number-rows-spanned="1">
            <text:p>Il valore di v è mantenuto costante a 1 per semplicità</text:p>
          </table:table-cell>
          <table:covered-table-cell/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olver_cvg" table:base-cell-address="$Forecasting.$A$1" table:expression="0.0001"/>
        <table:named-expression table:name="solver_drv" table:base-cell-address="$Forecasting.$A$1" table:expression="1"/>
        <table:named-expression table:name="solver_est" table:base-cell-address="$Forecasting.$A$1" table:expression="1"/>
        <table:named-expression table:name="solver_itr" table:base-cell-address="$Forecasting.$A$1" table:expression="100"/>
        <table:named-range table:name="solver_lhs1" table:base-cell-address="$Forecasting.$A$1" table:cell-range-address="$Forecasting.$C$3:.$E$3"/>
        <table:named-expression table:name="solver_lhs2" table:base-cell-address="$Forecasting.$A$1" table:expression="[$Forecasting.$#RIF!$#RIF!]"/>
        <table:named-range table:name="solver_lhs3" table:base-cell-address="$Forecasting.$A$1" table:cell-range-address="$Forecasting.$C$3:.$E$3"/>
        <table:named-expression table:name="solver_lin" table:base-cell-address="$Forecasting.$A$1" table:expression="2"/>
        <table:named-expression table:name="solver_neg" table:base-cell-address="$Forecasting.$A$1" table:expression="2"/>
        <table:named-expression table:name="solver_num" table:base-cell-address="$Forecasting.$A$1" table:expression="0"/>
        <table:named-expression table:name="solver_nwt" table:base-cell-address="$Forecasting.$A$1" table:expression="1"/>
        <table:named-expression table:name="solver_pre" table:base-cell-address="$Forecasting.$A$1" table:expression="0.000001"/>
        <table:named-expression table:name="solver_rel1" table:base-cell-address="$Forecasting.$A$1" table:expression="1"/>
        <table:named-expression table:name="solver_rel2" table:base-cell-address="$Forecasting.$A$1" table:expression="1"/>
        <table:named-expression table:name="solver_rel3" table:base-cell-address="$Forecasting.$A$1" table:expression="1"/>
        <table:named-expression table:name="solver_rhs1" table:base-cell-address="$Forecasting.$A$1" table:expression="1"/>
        <table:named-expression table:name="solver_rhs2" table:base-cell-address="$Forecasting.$A$1" table:expression="1"/>
        <table:named-expression table:name="solver_rhs3" table:base-cell-address="$Forecasting.$A$1" table:expression="1"/>
        <table:named-expression table:name="solver_scl" table:base-cell-address="$Forecasting.$A$1" table:expression="2"/>
        <table:named-expression table:name="solver_sho" table:base-cell-address="$Forecasting.$A$1" table:expression="2"/>
        <table:named-expression table:name="solver_tim" table:base-cell-address="$Forecasting.$A$1" table:expression="100"/>
        <table:named-expression table:name="solver_tol" table:base-cell-address="$Forecasting.$A$1" table:expression="0.05"/>
        <table:named-expression table:name="solver_typ" table:base-cell-address="$Forecasting.$A$1" table:expression="1"/>
        <table:named-expression table:name="solver_val" table:base-cell-address="$Forecasting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9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L. </number:text>
      <number:number number:decimal-places="0" number:min-integer-digits="1" number:grouping="true"/>
    </number:number-style>
    <number:number-style style:name="N119">
      <number:text>-L.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L. </number:text>
      <number:number number:decimal-places="0" number:min-integer-digits="1" number:grouping="true"/>
    </number:number-style>
    <number:number-style style:name="N120">
      <style:text-properties fo:color="#ff0000"/>
      <number:text>-L.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2" number:min-integer-digits="1" number:grouping="true"/>
    </number:number-style>
    <number:number-style style:name="N121">
      <number:text>-L.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integer-digits="1" number:grouping="true"/>
    </number:number-style>
    <number:number-style style:name="N122">
      <style:text-properties fo:color="#ff0000"/>
      <number:text>-L.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 L. </number:text>
      <number:number number:decimal-places="0" number:min-integer-digits="1" number:grouping="true"/>
      <number:text> </number:text>
    </number:number-style>
    <number:number-style style:name="N123P1" style:volatile="true">
      <number:text>-L. </number:text>
      <number:number number:decimal-places="0" number:min-integer-digits="1" number:grouping="true"/>
      <number:text> </number:text>
    </number:number-style>
    <number:number-style style:name="N123P2" style:volatile="true">
      <number:text> L.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L. </number:text>
      <number:number number:decimal-places="2" number:min-integer-digits="1" number:grouping="true"/>
      <number:text> </number:text>
    </number:number-style>
    <number:number-style style:name="N124P1" style:volatile="true">
      <number:text>-L. </number:text>
      <number:number number:decimal-places="2" number:min-integer-digits="1" number:grouping="true"/>
      <number:text> </number:text>
    </number:number-style>
    <number:number-style style:name="N124P2" style:volatile="true">
      <number:text> L.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1P0" style:volatile="true" number:language="it" number:country="IT">
      <number:text>€ </number:text>
      <number:number number:decimal-places="0" number:min-integer-digits="1" number:grouping="true"/>
    </number:number-style>
    <number:number-style style:name="N5111" number:language="it" number:country="IT">
      <number:text>-€ 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2" number:min-integer-digits="1" number:grouping="true"/>
    </number:number-style>
    <number:number-style style:name="N5113" number:language="it" number:country="IT">
      <number:text>-€ 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it" number:country="IT">
      <number:text>€ </number:text>
      <number:number number:decimal-places="2" number:min-integer-digits="1" number:grouping="true"/>
    </number:number-style>
    <number:number-style style:name="N5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4P0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2.38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recasting" style:display-name="PageStyle_Forecas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partimento di Tecnologie dell'Informazione</meta:initial-creator>
    <meta:creation-date>2005-03-04T12:11:59</meta:creation-date>
    <dc:creator>ido </dc:creator>
    <dc:date>2011-09-09T12:38:24</dc:date>
    <meta:document-statistic meta:table-count="1" meta:cell-count="697" meta:object-count="0"/>
    <meta:generator>LibreOffice/3.3$Unix LibreOffice_project/330m19$Build-301</meta:generator>
  </office:meta>
</office:document-meta>
</file>